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co7" style:family="table-column">
      <style:table-column-properties fo:break-before="auto" style:column-width="14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99ccff"/>
    </style:style>
    <style:style style:name="ce34" style:family="table-cell" style:parent-style-name="Default" style:data-style-name="N11"/>
    <style:style style:name="ce36" style:family="table-cell" style:parent-style-name="Default">
      <style:text-properties style:font-name="Liberation Sans" style:font-name-asian="WenQuanYi Zen Hei" style:font-name-complex="Lohit Devanagari"/>
    </style:style>
    <style:style style:name="ce40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26" style:family="table-cell" style:parent-style-name="Default" style:data-style-name="N11">
      <style:text-properties fo:font-weight="bold" style:font-weight-asian="bold" style:font-weight-complex="bold"/>
    </style:style>
    <style:style style:name="ce42" style:family="table-cell" style:parent-style-name="Default" style:data-style-name="N121"/>
    <style:style style:name="ce43" style:family="table-cell" style:parent-style-name="Default" style:data-style-name="N2"/>
    <style:style style:name="ce44" style:family="table-cell" style:parent-style-name="Default" style:data-style-name="N119">
      <style:text-properties fo:font-weight="bold" style:font-weight-asian="bold" style:font-weight-complex="bold"/>
    </style:style>
    <style:style style:name="ce45" style:family="table-cell" style:parent-style-name="Default" style:data-style-name="N2"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ext-properties fo:font-weight="bold" style:font-weight-asian="bold" style:font-weight-complex="bold"/>
    </style:style>
    <style:style style:name="ce47" style:family="table-cell" style:parent-style-name="Default" style:data-style-name="N120">
      <style:text-properties fo:font-weight="bold" style:font-weight-asian="bold" style:font-weight-complex="bold"/>
    </style:style>
    <style:style style:name="ce5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6"/>
          <table:table-cell table:style-name="ce32" table:number-columns-repeated="10"/>
          <table:table-cell table:style-name="ce32" office:value-type="string" calcext:value-type="string">
            <text:p>GRM21BR71A106KA73L</text:p>
          </table:table-cell>
          <table:table-cell table:style-name="ce32"/>
          <table:table-cell table:style-name="ce32" office:value-type="string" calcext:value-type="string">
            <text:p>GRM155Z71A105KE01</text:p>
          </table:table-cell>
          <table:table-cell table:style-name="ce32"/>
          <table:table-cell table:style-name="ce32" office:value-type="string" calcext:value-type="string">
            <text:p>GRM155Z71A105KE01J</text:p>
          </table:table-cell>
          <table:table-cell table:style-name="ce32"/>
          <table:table-cell table:style-name="ce32" office:value-type="string" calcext:value-type="string">
            <text:p>CL10B225KP8NNNC</text:p>
          </table:table-cell>
          <table:table-cell table:style-name="ce32"/>
          <table:table-cell table:style-name="ce32" office:value-type="string" calcext:value-type="string">
            <text:p>CL05B104KA5NNNC</text:p>
          </table:table-cell>
          <table:table-cell table:style-name="ce32"/>
          <table:table-cell table:style-name="ce32" office:value-type="string" calcext:value-type="string">
            <text:p>CL05A475MP5NRN</text:p>
          </table:table-cell>
          <table:table-cell table:style-name="ce32" table:number-columns-repeated="1002"/>
        </table:table-row>
        <table:table-row table:style-name="ro1">
          <table:table-cell table:style-name="ce28" office:value-type="string" calcext:value-type="string">
            <text:p>Capacitance</text:p>
          </table:table-cell>
          <table:table-cell table:style-name="ce33" table:number-columns-repeated="1023"/>
        </table:table-row>
        <table:table-row table:style-name="ro1">
          <table:table-cell table:style-name="ce29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31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in (-) Initial Tolerance (%)</text:p>
          </table:table-cell>
          <table:table-cell table:style-name="ce34" office:value-type="percentage" office:value="0.2" calcext:value-type="percentage">
            <text:p>20.00%</text:p>
          </table:table-cell>
          <table:table-cell table:number-columns-repeated="9"/>
          <table:table-cell table:style-name="ce34" office:value-type="percentage" office:value="0.1" calcext:value-type="percentage">
            <text:p>10.00%</text:p>
          </table:table-cell>
          <table:table-cell/>
          <table:table-cell table:style-name="ce34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ax (+) Initial Tolerance (%)</text:p>
          </table:table-cell>
          <table:table-cell table:style-name="ce34" office:value-type="percentage" office:value="0.2" calcext:value-type="percentage">
            <text:p>20.00%</text:p>
          </table:table-cell>
          <table:table-cell table:number-columns-repeated="9"/>
          <table:table-cell table:style-name="ce34" office:value-type="percentage" office:value="0.1" calcext:value-type="percentage">
            <text:p>10.00%</text:p>
          </table:table-cell>
          <table:table-cell/>
          <table:table-cell table:style-name="ce34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in (-) Temperature Coefficient (%)</text:p>
          </table:table-cell>
          <table:table-cell table:style-name="ce34" office:value-type="percentage" office:value="0.15" calcext:value-type="percentage">
            <text:p>15.00%</text:p>
          </table:table-cell>
          <table:table-cell/>
          <table:table-cell table:style-name="ce31" office:value-type="string" calcext:value-type="string">
            <text:p>X7R and X5R are +/- 15%</text:p>
          </table:table-cell>
          <table:table-cell table:number-columns-repeated="7"/>
          <table:table-cell table:style-name="ce34" office:value-type="percentage" office:value="0.15" calcext:value-type="percentage">
            <text:p>15.00%</text:p>
          </table:table-cell>
          <table:table-cell/>
          <table:table-cell table:style-name="ce34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ax (+) Temperature Coefficient (%)</text:p>
          </table:table-cell>
          <table:table-cell table:style-name="ce34" office:value-type="percentage" office:value="0.15" calcext:value-type="percentage">
            <text:p>15.00%</text:p>
          </table:table-cell>
          <table:table-cell table:number-columns-repeated="9"/>
          <table:table-cell table:style-name="ce34" office:value-type="percentage" office:value="0.15" calcext:value-type="percentage">
            <text:p>15.00%</text:p>
          </table:table-cell>
          <table:table-cell/>
          <table:table-cell table:style-name="ce34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31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Max Capacitance</text:p>
          </table:table-cell>
          <table:table-cell table:style-name="ce36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36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8" office:value-type="string" calcext:value-type="string">
            <text:p>Leakage Current</text:p>
          </table:table-cell>
          <table:table-cell table:style-name="ce33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Inrush Current</text:p>
          </table:table-cell>
          <table:table-cell table:style-name="ce33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Total Capacitance (uF)</text:p>
          </table:table-cell>
          <table:table-cell table:style-name="ce31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>
            <text:p>Total ESR (mOhms)</text:p>
          </table:table-cell>
          <table:table-cell table:style-name="ce31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Capacitance Formula Inrush (A)</text:p>
          </table:table-cell>
          <table:table-cell table:style-name="ce31" table:formula="of:=[.D28] * [.D31] / [.D32]" office:value-type="float" office:value="10000" calcext:value-type="float">
            <text:p>10000</text:p>
          </table:table-cell>
          <table:table-cell table:style-name="ce40"/>
          <table:table-cell table:number-columns-repeated="1021"/>
        </table:table-row>
        <table:table-row table:style-name="ro1">
          <table:table-cell table:style-name="ce31" office:value-type="string" calcext:value-type="string">
            <text:p>ESR Formula Inrush (A)</text:p>
          </table:table-cell>
          <table:table-cell table:style-name="ce31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Inrush Current (A)</text:p>
          </table:table-cell>
          <table:table-cell table:style-name="ce31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28" office:value-type="string" calcext:value-type="string">
            <text:p>Power Plane Target Impedance</text:p>
          </table:table-cell>
          <table:table-cell table:style-name="ce33" table:number-columns-repeated="4"/>
          <table:table-cell table:style-name="ce28" office:value-type="string" calcext:value-type="string">
            <text:p>Electromagnetic Compatibility Engineering (Henry Ott), p445-447</text:p>
          </table:table-cell>
          <table:table-cell table:style-name="ce33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31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1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Target Impedance (Zt, milli-ohms)</text:p>
          </table:table-cell>
          <table:table-cell table:style-name="ce31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Bypass Capacitors</text:p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20"/>
        </table:table-row>
        <table:table-row table:style-name="ro1">
          <table:table-cell table:style-name="ce29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31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31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31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31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Number of Capacitors</text:p>
          </table:table-cell>
          <table:table-cell table:style-name="ce31"/>
          <table:table-cell table:style-name="ce31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31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31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31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Each Capacitor (Cbyp, nF)</text:p>
          </table:table-cell>
          <table:table-cell/>
          <table:table-cell table:style-name="ce31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28" office:value-type="string" calcext:value-type="string">
            <text:p>Resistance</text:p>
          </table:table-cell>
          <table:table-cell table:style-name="ce3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34" office:value-type="percentage" office:value="0.001" calcext:value-type="percentage">
            <text:p>0.10%</text:p>
          </table:table-cell>
          <table:table-cell table:number-columns-repeated="3"/>
          <table:table-cell table:style-name="ce3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[.D4] / 1000000" office:value-type="float" office:value="0.000025" calcext:value-type="float">
            <text:p>0.000025</text:p>
          </table:table-cell>
          <table:table-cell/>
          <table:table-cell table:style-name="ce3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3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Initial Resistance</text:p>
          </table:table-cell>
          <table:table-cell/>
          <table:table-cell table:style-name="ce31" table:formula="of:=[.D2] * (1 - [.D3])" office:value-type="float" office:value="4295.7" calcext:value-type="float">
            <text:p>4295.7</text:p>
          </table:table-cell>
          <table:table-cell table:style-name="ce31" table:formula="of:=[.D2]" office:value-type="float" office:value="4300" calcext:value-type="float">
            <text:p>4300</text:p>
          </table:table-cell>
          <table:table-cell table:style-name="ce31" table:formula="of:=[.D2] * (1 + [.D3])" office:value-type="float" office:value="4304.3" calcext:value-type="float">
            <text:p>4304.3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Resistance Range</text:p>
          </table:table-cell>
          <table:table-cell/>
          <table:table-cell table:style-name="ce31" table:formula="of:=[.C12] * (1 + [.F4] * [.D9])" office:value-type="float" office:value="4293.0151875" calcext:value-type="float">
            <text:p>4293.0151875</text:p>
          </table:table-cell>
          <table:table-cell table:style-name="ce31" table:formula="of:=[.D2]" office:value-type="float" office:value="4300" calcext:value-type="float">
            <text:p>4300</text:p>
          </table:table-cell>
          <table:table-cell table:style-name="ce31" table:formula="of:=[.E12] * (1 + [.F4] * [.D10])" office:value-type="float" office:value="4309.1423375" calcext:value-type="float">
            <text:p>4309.142337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Error (%)</text:p>
          </table:table-cell>
          <table:table-cell/>
          <table:table-cell table:style-name="ce26" table:formula="of:=[.C13] / [.$D$2] - 1" office:value-type="percentage" office:value="-0.00162437500000001" calcext:value-type="percentage">
            <text:p>-0.16%</text:p>
          </table:table-cell>
          <table:table-cell table:style-name="ce26"/>
          <table:table-cell table:style-name="ce26" table:formula="of:=1 - [.C13] / [.$D$2]" office:value-type="percentage" office:value="0.00162437500000001" calcext:value-type="percentage">
            <text:p>0.16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Resistive Divider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office:value-type="float" office:value="3.654" calcext:value-type="float">
            <text:p>3.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table:formula="of:=[.D19] * 0.998" office:value-type="float" office:value="2145.7" calcext:value-type="float">
            <text:p>2145.7</text:p>
          </table:table-cell>
          <table:table-cell table:formula="of:=1 / (1 / 4300 + 1 / 4300)" office:value-type="float" office:value="2150" calcext:value-type="float">
            <text:p>2150</text:p>
          </table:table-cell>
          <table:table-cell table:formula="of:=[.D19] * 1.002" office:value-type="float" office:value="2154.3" calcext:value-type="float">
            <text:p>215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table:formula="of:=[.D20] * 0.998" office:value-type="float" office:value="4980.02" calcext:value-type="float">
            <text:p>4980.02</text:p>
          </table:table-cell>
          <table:table-cell office:value-type="float" office:value="4990" calcext:value-type="float">
            <text:p>4990</text:p>
          </table:table-cell>
          <table:table-cell table:formula="of:=[.D20] * 1.002" office:value-type="float" office:value="4999.98" calcext:value-type="float">
            <text:p>4999.98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Output Voltage (Vout, V)</text:p>
          </table:table-cell>
          <table:table-cell/>
          <table:table-cell table:style-name="ce31" table:formula="of:=[.C18] * [.C20] / ([.E19] + [.C20])" office:value-type="float" office:value="2.47523953509234" calcext:value-type="float">
            <text:p>2.47523953509234</text:p>
          </table:table-cell>
          <table:table-cell table:style-name="ce31" table:formula="of:=[.D18] * [.D20] / ([.D19] + [.D20])" office:value-type="float" office:value="2.51596638655462" calcext:value-type="float">
            <text:p>2.51596638655462</text:p>
          </table:table-cell>
          <table:table-cell table:style-name="ce31" table:formula="of:=[.E18] * [.E20] / ([.C19] + [.E20])" office:value-type="float" office:value="2.55677932960894" calcext:value-type="float">
            <text:p>2.5567793296089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Thermal Noise</text:p>
          </table:table-cell>
          <table:table-cell table:style-name="ce33"/>
          <table:table-cell table:style-name="ce28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Resistance (ohms)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(Hz)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(degC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Noise Voltage (uVrms)</text:p>
          </table:table-cell>
          <table:table-cell/>
          <table:table-cell table:style-name="ce31" table:formula="of:=1000000 * SQRT(4 * 1.380649E-023 * (273.15 + [.C27]) * [.$D$25] * [.$D$26])" office:value-type="float" office:value="3.15532579028537" calcext:value-type="float">
            <text:p>3.15532579028537</text:p>
          </table:table-cell>
          <table:table-cell table:style-name="ce31" table:formula="of:=1000000 * SQRT(4 * 1.380649E-023 * (273.15 + [.D27]) * [.$D$25] * [.$D$26])" office:value-type="float" office:value="3.29656020464362" calcext:value-type="float">
            <text:p>3.29656020464362</text:p>
          </table:table-cell>
          <table:table-cell table:style-name="ce31" table:formula="of:=1000000 * SQRT(4 * 1.380649E-023 * (273.15 + [.E27]) * [.$D$25] * [.$D$26])" office:value-type="float" office:value="3.5365972621773" calcext:value-type="float">
            <text:p>3.5365972621773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8" office:value-type="string" calcext:value-type="string">
            <text:p>CMOS Dynamic Switching Power Dissipation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9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Power (P, W)</text:p>
          </table:table-cell>
          <table:table-cell/>
          <table:table-cell table:style-name="ce31" table:formula="of:=[.C2] * [.C2] * [.C3] * [.C4] / 1000000 * [.C5]" office:value-type="float" office:value="0.00049141125" calcext:value-type="float">
            <text:p>0.00049141125</text:p>
          </table:table-cell>
          <table:table-cell table:style-name="ce31" table:formula="of:=[.D2] * [.D2] * [.D3] * [.D4] / 1000000 * [.D5]" office:value-type="float" office:value="0.01225125" calcext:value-type="float">
            <text:p>0.01225125</text:p>
          </table:table-cell>
          <table:table-cell table:style-name="ce31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Current (I, mA)</text:p>
          </table:table-cell>
          <table:table-cell/>
          <table:table-cell table:style-name="ce31" table:formula="of:=[.C8] / [.C2] * 1000" office:value-type="float" office:value="0.15675" calcext:value-type="float">
            <text:p>0.15675</text:p>
          </table:table-cell>
          <table:table-cell table:style-name="ce31" table:formula="of:=[.D8] / [.D2] * 1000" office:value-type="float" office:value="3.7125" calcext:value-type="float">
            <text:p>3.7125</text:p>
          </table:table-cell>
          <table:table-cell table:style-name="ce31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Minimal Bypass Capacitance (Cb, nF)</text:p>
          </table:table-cell>
          <table:table-cell/>
          <table:table-cell table:style-name="ce31" table:formula="of:=1000 * [.C9] / ([.C3] * [.D6])" office:value-type="float" office:value="1.5675" calcext:value-type="float">
            <text:p>1.5675</text:p>
          </table:table-cell>
          <table:table-cell table:style-name="ce31" table:formula="of:=1000 * [.D9] / ([.D3] * [.D6])" office:value-type="float" office:value="14.85" calcext:value-type="float">
            <text:p>14.85</text:p>
          </table:table-cell>
          <table:table-cell table:style-name="ce31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34"/>
        <table:table-column table:style-name="co2" table:default-cell-style-name="Default"/>
        <table:table-column table:style-name="co2" table:default-cell-style-name="ce34"/>
        <table:table-column table:style-name="co2" table:default-cell-style-name="ce43"/>
        <table:table-column table:style-name="co2" table:number-columns-repeated="1013" table:default-cell-style-name="Default"/>
        <table:table-row table:style-name="ro1">
          <table:table-cell table:style-name="ce28" office:value-type="string" calcext:value-type="string">
            <text:p>Voltage Rails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/>
          <table:table-cell table:style-name="ce28" office:value-type="string" calcext:value-type="string">
            <text:p>P Efficiency (Normal / Suspend)</text:p>
          </table:table-cell>
          <table:table-cell table:style-name="ce28" table:number-columns-repeated="2"/>
          <table:table-cell table:style-name="ce28" office:value-type="string" calcext:value-type="string">
            <text:p>I Factor (Normal / Suspend)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42" table:formula="of:=4.35 - (1.5 * (0.02 + 0.05 * 1.2))" office:value-type="float" office:value="4.23" calcext:value-type="float">
            <text:p>4.230</text:p>
          </table:table-cell>
          <table:table-cell table:style-name="ce42" office:value-type="float" office:value="5" calcext:value-type="float">
            <text:p>5.000</text:p>
          </table:table-cell>
          <table:table-cell table:style-name="ce42" office:value-type="float" office:value="5.5" calcext:value-type="float">
            <text:p>5.500</text:p>
          </table:table-cell>
          <table:table-cell table:style-name="Default"/>
          <table:table-cell table:number-columns-repeated="2" table:style-name="ce43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42" table:formula="of:=[.D3] * 0.95" office:value-type="float" office:value="3.42" calcext:value-type="float">
            <text:p>3.420</text:p>
          </table:table-cell>
          <table:table-cell table:style-name="ce42" table:formula="of:=3.6" office:value-type="float" office:value="3.6" calcext:value-type="float">
            <text:p>3.600</text:p>
          </table:table-cell>
          <table:table-cell table:style-name="ce42" table:formula="of:=[.D3] * 1.05" office:value-type="float" office:value="3.78" calcext:value-type="float">
            <text:p>3.780</text:p>
          </table:table-cell>
          <table:table-cell table:style-name="Default"/>
          <table:table-cell table:style-name="ce43" table:formula="of:=[.$G2]" office:value-type="float" office:value="1" calcext:value-type="float">
            <text:p>1.00</text:p>
          </table:table-cell>
          <table:table-cell table:style-name="ce43" table:formula="of:=[.$H2]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42" table:formula="of:=[.D4] * 0.95" office:value-type="float" office:value="3.135" calcext:value-type="float">
            <text:p>3.135</text:p>
          </table:table-cell>
          <table:table-cell table:style-name="ce42" table:formula="of:=3.3" office:value-type="float" office:value="3.3" calcext:value-type="float">
            <text:p>3.300</text:p>
          </table:table-cell>
          <table:table-cell table:style-name="ce42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43" office:value-type="float" office:value="0.9" calcext:value-type="float">
            <text:p>0.90</text:p>
          </table:table-cell>
          <table:table-cell table:style-name="ce43" office:value-type="float" office:value="0.8" calcext:value-type="float">
            <text:p>0.80</text:p>
          </table:table-cell>
          <table:table-cell/>
          <table:table-cell table:style-name="ce43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42" table:formula="of:=[.D5] * 0.95" office:value-type="float" office:value="2.66" calcext:value-type="float">
            <text:p>2.660</text:p>
          </table:table-cell>
          <table:table-cell table:style-name="ce42" office:value-type="float" office:value="2.8" calcext:value-type="float">
            <text:p>2.800</text:p>
          </table:table-cell>
          <table:table-cell table:style-name="ce42" table:formula="of:=[.D5] * 1.05" office:value-type="float" office:value="2.94" calcext:value-type="float">
            <text:p>2.940</text:p>
          </table:table-cell>
          <table:table-cell table:style-name="Default"/>
          <table:table-cell table:style-name="ce43" table:formula="of:=[.$G4]" office:value-type="float" office:value="0.9" calcext:value-type="float">
            <text:p>0.90</text:p>
          </table:table-cell>
          <table:table-cell table:style-name="ce43" table:formula="of:=[.$H4]" office:value-type="float" office:value="0.8" calcext:value-type="float">
            <text:p>0.80</text:p>
          </table:table-cell>
          <table:table-cell/>
          <table:table-cell table:style-name="ce43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8" office:value-type="string" calcext:value-type="string">
            <text:p>Normal Operation</text:p>
          </table:table-cell>
          <table:table-cell table:style-name="ce33"/>
          <table:table-cell table:style-name="ce28"/>
          <table:table-cell table:style-name="ce28" office:value-type="string" calcext:value-type="string">
            <text:p>mA (seen by regulator)</text:p>
          </table:table-cell>
          <table:table-cell table:style-name="ce33"/>
          <table:table-cell table:style-name="ce28" office:value-type="string" calcext:value-type="string">
            <text:p>mA (seen by USB)</text:p>
          </table:table-cell>
          <table:table-cell table:style-name="ce33"/>
          <table:table-cell table:style-name="ce28" office:value-type="string" calcext:value-type="string">
            <text:p>Pre-Enumeration ?</text:p>
          </table:table-cell>
          <table:table-cell table:style-name="ce28"/>
          <table:table-cell table:style-name="ce28" office:value-type="string" calcext:value-type="string">
            <text:p>USB Suspend ?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0005 / [.$D17] * [.$J$2] / [.$K$4]" office:value-type="percentage" office:value="0.000244155844155843" calcext:value-type="percentage">
            <text:p>0.02%</text:p>
          </table:table-cell>
          <table:table-cell table:formula="of:=[.$D17] * [.$J17]" office:value-type="float" office:value="0.000488311688311686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8] * [.$J$3]" office:value-type="float" office:value="2" calcext:value-type="float">
            <text:p>2.00</text:p>
          </table:table-cell>
          <table:table-cell/>
          <table:table-cell table:formula="of:=0.2 / [.$D18]" office:value-type="percentage" office:value="0.1" calcext:value-type="percentage">
            <text:p>1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s (MCP6486)</text:p>
          </table:table-cell>
          <table:table-cell table:number-columns-repeated="2"/>
          <table:table-cell table:formula="of:=2.5 * 4 * 2" office:value-type="float" office:value="20" calcext:value-type="float">
            <text:p>20.00</text:p>
          </table:table-cell>
          <table:table-cell/>
          <table:table-cell table:formula="of:=[.$D19] * [.$J$3]" office:value-type="float" office:value="20" calcext:value-type="float">
            <text:p>2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/>
          <table:table-cell table:formula="of:=[.$D20] * [.$J$3]" office:value-type="float" office:value="40" calcext:value-type="float">
            <text:p>4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Simulated (typical 25mA with about 1mA(pp) dynamic + a bit for margin is around 40m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1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2] * [.$J$4]" office:value-type="float" office:value="0.0773640661938534" calcext:value-type="float">
            <text:p>0.0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2] * [.$J22]" office:value-type="float" office:value="0.085" calcext:value-type="float">
            <text:p>0.09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iasing / Reference Voltages</text:p>
          </table:table-cell>
          <table:table-cell table:number-columns-repeated="2"/>
          <table:table-cell table:formula="of:=1000 * ([.$E$3] / (4990 * 2 * 0.98) + 2.5 * 1.05 / (4990 * 2 * 0.98) + [.$E$3] / ((4330 / 2 * 0.98) + 4990 * 0.98))" office:value-type="float" office:value="1.19396474890482" calcext:value-type="float">
            <text:p>1.19</text:p>
          </table:table-cell>
          <table:table-cell/>
          <table:table-cell table:formula="of:=[.$D23] * [.$J$3]" office:value-type="float" office:value="1.19396474890482" calcext:value-type="float">
            <text:p>1.1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3] * [.$J2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6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6]" office:value-type="percentage" office:value="0.00752837892053902" calcext:value-type="percentage">
            <text:p>0.75%</text:p>
          </table:table-cell>
          <table:table-cell table:formula="of:=[.$D26] * [.$J26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7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7] * [.$J27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9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30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1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4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5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5] * [.$J35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6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6] * [.$J36]" office:value-type="float" office:value="0.06" calcext:value-type="float">
            <text:p>0.06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 table:number-columns-repeated="12"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Shutdown Current (AP22653)</text:p>
          </table:table-cell>
          <table:table-cell table:number-columns-repeated="2"/>
          <table:table-cell table:formula="of:=0.001 + 0.001 + 0.002 + 0.001" office:value-type="float" office:value="0.005" calcext:value-type="float">
            <text:p>0.01</text:p>
          </table:table-cell>
          <table:table-cell/>
          <table:table-cell table:formula="of:=[.$D39] * [.$J$2]" office:value-type="float" office:value="0.005" calcext:value-type="float">
            <text:p>0.0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H39] * [.$J$2] / [.$K$4]" office:value-type="percentage" office:value="0.976623376623377" calcext:value-type="percentage">
            <text:p>97.66%</text:p>
          </table:table-cell>
          <table:table-cell table:formula="of:=[.$D39] * [.$J39]" office:value-type="float" office:value="0.00488311688311688" calcext:value-type="float">
            <text:p>0.00</text:p>
          </table:table-cell>
          <table:table-cell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Operating Current (AP22653)</text:p>
          </table:table-cell>
          <table:table-cell table:number-columns-repeated="2"/>
          <table:table-cell table:formula="of:=[.D39] + 0.16" office:value-type="float" office:value="0.165" calcext:value-type="float">
            <text:p>0.17</text:p>
          </table:table-cell>
          <table:table-cell/>
          <table:table-cell table:formula="of:=[.$D40] * [.$J$2]" office:value-type="float" office:value="0.165" calcext:value-type="float">
            <text:p>0.1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0] * [.$J40]" office:value-type="float" office:value="0" calcext:value-type="float">
            <text:p>0.00</text:p>
          </table:table-cell>
          <table:table-cell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<text:s text:c="2"/>Filter Operating Current (MCP6486)</text:p>
          </table:table-cell>
          <table:table-cell table:number-columns-repeated="2"/>
          <table:table-cell office:value-type="float" office:value="1.5" calcext:value-type="float">
            <text:p>1.50</text:p>
          </table:table-cell>
          <table:table-cell/>
          <table:table-cell table:formula="of:=[.$D41] * [.$J$2]" office:value-type="float" office:value="1.5" calcext:value-type="float">
            <text:p>1.5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1] * [.$J41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Simulated plus a bit for marg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Amplifier Operating Current (IS31AP4991A)</text:p>
          </table:table-cell>
          <table:table-cell table:number-columns-repeated="2"/>
          <table:table-cell table:formula="of:=3 * 1.1" office:value-type="float" office:value="3.3" calcext:value-type="float">
            <text:p>3.30</text:p>
          </table:table-cell>
          <table:table-cell/>
          <table:table-cell table:formula="of:=[.$D42] * [.$J$2]" office:value-type="float" office:value="3.3" calcext:value-type="float">
            <text:p>3.3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2] * [.$J42]" office:value-type="float" office:value="0" calcext:value-type="float">
            <text:p>0.00</text:p>
          </table:table-cell>
          <table:table-cell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SQRT(1.5 / (8 * 0.8))" office:value-type="float" office:value="484.122918275927" calcext:value-type="float">
            <text:p>484.12</text:p>
          </table:table-cell>
          <table:table-cell/>
          <table:table-cell table:formula="of:=[.$D43] * [.$J$2]" office:value-type="float" office:value="484.122918275927" calcext:value-type="float">
            <text:p>484.1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3] * [.$J43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Worst-case current limit for 1.5W dissipation – the current-limiter ought to have kicked in before this is hi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6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6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6] * [.$K$5] / [.$K$4]" office:value-type="percentage" office:value="0.0145" calcext:value-type="percentage">
            <text:p>1.45%</text:p>
          </table:table-cell>
          <table:table-cell table:formula="of:=[.$D46] * [.$J46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7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7] * [.$K$5] / [.$K$4]" office:value-type="percentage" office:value="0.000122264454500184" calcext:value-type="percentage">
            <text:p>0.01%</text:p>
          </table:table-cell>
          <table:table-cell table:formula="of:=[.$D47] * [.$J47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8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8] * [.$K$5] / [.$K$4]" office:value-type="percentage" office:value="0.0416666666666667" calcext:value-type="percentage">
            <text:p>4.17%</text:p>
          </table:table-cell>
          <table:table-cell table:formula="of:=[.$D48] * [.$J48]" office:value-type="float" office:value="0.21" calcext:value-type="float">
            <text:p>0.21</text:p>
          </table:table-cell>
          <table:table-cell/>
          <table:table-cell office:value-type="string" calcext:value-type="string">
            <text:p>Assuming a 1Hz sampling rate under typical conditions whilst suspen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9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1"/>
          <table:table-cell table:formula="of:=(0.001 * 4 + 0.0005) / [.$D49] * [.$K$5] / [.$K$4]" office:value-type="percentage" office:value="0.0128939828080229" calcext:value-type="percentage">
            <text:p>1.29%</text:p>
          </table:table-cell>
          <table:table-cell table:formula="of:=[.$D49] * [.$J49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50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1"/>
          <table:table-cell office:value-type="percentage" office:value="1" calcext:value-type="percentage">
            <text:p>100.00%</text:p>
          </table:table-cell>
          <table:table-cell table:formula="of:=[.$D50] * [.$J50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5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1"/>
          <table:table-cell office:value-type="percentage" office:value="1" calcext:value-type="percentage">
            <text:p>100.00%</text:p>
          </table:table-cell>
          <table:table-cell table:formula="of:=[.$D53] * [.$J5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4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1"/>
          <table:table-cell table:formula="of:=(2 * 0.03) / [.$D54]" office:value-type="percentage" office:value="0.00285714285714286" calcext:value-type="percentage">
            <text:p>0.29%</text:p>
          </table:table-cell>
          <table:table-cell table:formula="of:=[.$D54] * [.$J54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5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1"/>
          <table:table-cell office:value-type="percentage" office:value="0" calcext:value-type="percentage">
            <text:p>0.00%</text:p>
          </table:table-cell>
          <table:table-cell table:formula="of:=[.$D55] * [.$J55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7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1"/>
          <table:table-cell table:formula="of:=(0.001 * 10 + 0.0033) / [.$D57]" office:value-type="percentage" office:value="0.000505664968443464" calcext:value-type="percentage">
            <text:p>0.05%</text:p>
          </table:table-cell>
          <table:table-cell table:formula="of:=[.$D57] * [.$J57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500mA/100m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500 - SUM([.F8:.F58])" office:value-type="float" office:value="-657.962941620285" calcext:value-type="float">
            <text:p>-657.96</text:p>
          </table:table-cell>
          <table:table-cell table:style-name="ce47" table:formula="of:=[.F59] / 500" office:value-type="percentage" office:value="-1.31592588324057" calcext:value-type="percentage">
            <text:p>-131.59%</text:p>
          </table:table-cell>
          <table:table-cell table:style-name="ce44" table:formula="of:=100 - SUMPRODUCT([.F8:.F58]; [.H8:.H58])" office:value-type="float" office:value="13.7895848055362" calcext:value-type="float">
            <text:p>13.79</text:p>
          </table:table-cell>
          <table:table-cell table:style-name="ce44"/>
          <table:table-cell table:style-name="ce44" table:formula="of:=2.5 - (SUMPRODUCT([.D8:.D58]; [.J8:.J58]) * [.$K$4])" office:value-type="float" office:value="0.0984343429628241" calcext:value-type="float">
            <text:p>0.1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1" office:value-type="string" calcext:value-type="string">
            <text:p>1.5A Budget Remaining</text:p>
          </table:table-cell>
          <table:table-cell table:number-columns-repeated="2"/>
          <table:table-cell table:style-name="ce44"/>
          <table:table-cell table:style-name="ce47"/>
          <table:table-cell table:style-name="ce44" table:formula="of:=1500 - SUM([.F8:.F58])" office:value-type="float" office:value="342.037058379716" calcext:value-type="float">
            <text:p>342.04</text:p>
          </table:table-cell>
          <table:table-cell table:style-name="ce47" table:formula="of:=[.F60] / 1500" office:value-type="percentage" office:value="0.228024705586477" calcext:value-type="percentage">
            <text:p>22.80%</text:p>
          </table:table-cell>
          <table:table-cell table:style-name="ce47" table:formula="of:=[.H59] / 100" office:value-type="percentage" office:value="0.137895848055362" calcext:value-type="percentage">
            <text:p>13.79%</text:p>
          </table:table-cell>
          <table:table-cell table:style-name="ce44"/>
          <table:table-cell table:style-name="ce47" table:formula="of:=[.J59] / 2.5" office:value-type="percentage" office:value="0.0393737371851296" calcext:value-type="percentage">
            <text:p>3.94%</text:p>
          </table:table-cell>
          <table:table-cell table:style-name="Default"/>
          <table:table-cell/>
          <table:table-cell office:value-type="string" calcext:value-type="string">
            <text:p>Not a big concern being over by this 100uA or so – cumulative total assumes worst-case, plus there is some leeway with sensor enablement / polling rates</text:p>
          </table:table-cell>
          <table:table-cell table:number-columns-repeated="1011"/>
        </table:table-row>
        <table:table-row table:style-name="ro1" table:number-rows-repeated="2">
          <table:table-cell table:style-name="ce29" table:number-columns-repeated="3"/>
          <table:table-cell table:style-name="ce45"/>
          <table:table-cell table:style-name="ce29" table:number-columns-repeated="4"/>
          <table:table-cell table:style-name="ce31"/>
          <table:table-cell table:style-name="ce29" table:number-columns-repeated="1015"/>
        </table:table-row>
        <table:table-row table:style-name="ro1">
          <table:table-cell table:style-name="ce29" table:number-columns-repeated="2"/>
          <table:table-cell table:style-name="ce31"/>
          <table:table-cell table:style-name="ce46"/>
          <table:table-cell table:style-name="ce29" table:number-columns-repeated="4"/>
          <table:table-cell table:style-name="ce31"/>
          <table:table-cell table:style-name="ce29" table:number-columns-repeated="1015"/>
        </table:table-row>
        <table:table-row table:style-name="ro1">
          <table:table-cell table:style-name="ce29" table:number-columns-repeated="3"/>
          <table:table-cell table:style-name="ce46"/>
          <table:table-cell table:style-name="ce31"/>
          <table:table-cell table:style-name="ce29" table:number-columns-repeated="3"/>
          <table:table-cell table:style-name="ce31"/>
          <table:table-cell table:style-name="ce29" table:number-columns-repeated="1015"/>
        </table:table-row>
        <table:table-row table:style-name="ro1">
          <table:table-cell table:style-name="ce31"/>
          <table:table-cell/>
          <table:table-cell table:style-name="ce3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9" table:number-columns-repeated="1015"/>
        </table:table-row>
        <table:table-row table:style-name="ro1">
          <table:table-cell table:style-name="ce31"/>
          <table:table-cell/>
          <table:table-cell table:style-name="ce31"/>
          <table:table-cell table:style-name="ce46"/>
          <table:table-cell table:style-name="ce3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1" table:number-columns-repeated="3"/>
          <table:table-cell table:style-name="ce46"/>
          <table:table-cell table:style-name="ce31" table:number-columns-repeated="1020"/>
        </table:table-row>
        <table:table-row table:style-name="ro1">
          <table:table-cell table:style-name="ce31"/>
          <table:table-cell/>
          <table:table-cell table:style-name="ce31"/>
          <table:table-cell table:style-name="ce46"/>
          <table:table-cell table:style-name="ce3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1"/>
          <table:table-cell/>
          <table:table-cell table:style-name="ce3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29"/>
        <table:table-column table:style-name="co2" table:default-cell-style-name="Default"/>
        <table:table-column table:style-name="co2" table:default-cell-style-name="ce31"/>
        <table:table-column table:style-name="co2" table:number-columns-repeated="5" table:default-cell-style-name="Default"/>
        <table:table-column table:style-name="co2" table:default-cell-style-name="ce31"/>
        <table:table-column table:style-name="co2" table:number-columns-repeated="1015" table:default-cell-style-name="ce29"/>
        <table:table-row table:style-name="ro1">
          <table:table-cell table:style-name="ce28" office:value-type="string" calcext:value-type="string">
            <text:p>System Parameters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1.2V LDO (TPS7A2012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31" table:formula="of:=[.$D$2] - 0.001 * [.E17] * [.D7]" office:value-type="float" office:value="2.68094166666667" calcext:value-type="float">
            <text:p>2.68094166666667</text:p>
          </table:table-cell>
          <table:table-cell table:style-name="ce31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31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34" calcext:value-type="percentage">
            <text:p>-3.4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14] * 2000 / 300" office:value-type="float" office:value="66.6666666666667" calcext:value-type="float">
            <text:p>66.6666666666667</text:p>
          </table:table-cell>
          <table:table-cell table:style-name="ce29" table:formula="of:=[.D14] * 2000 / 300" office:value-type="float" office:value="166.666666666667" calcext:value-type="float">
            <text:p>166.666666666667</text:p>
          </table:table-cell>
          <table:table-cell table:style-name="ce29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14] + 0.001 * ([.C15] + [.C16])" office:value-type="float" office:value="10.0816666666667" calcext:value-type="float">
            <text:p>10.0816666666667</text:p>
          </table:table-cell>
          <table:table-cell table:style-name="ce29" table:formula="of:=[.D14] + 0.001 * ([.D15] + [.D16])" office:value-type="float" office:value="25.1816666666667" calcext:value-type="float">
            <text:p>25.1816666666667</text:p>
          </table:table-cell>
          <table:table-cell table:style-name="ce29" table:formula="of:=[.E14] + 0.001 * ([.E15] + [.E16])" office:value-type="float" office:value="49.3416666666667" calcext:value-type="float">
            <text:p>49.3416666666667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19] * 0.8" office:value-type="float" office:value="100" calcext:value-type="float">
            <text:p>100</text:p>
          </table:table-cell>
          <table:table-cell table:style-name="ce31" table:formula="of:=[.E19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20] * 1.1" office:value-type="float" office:value="206.8" calcext:value-type="float">
            <text:p>206.8</text:p>
          </table:table-cell>
          <table:table-cell table:style-name="ce31" table:formula="of:=[.C20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31" table:formula="of:=1000 * POWER(0.001 * [.E17]; 2) * [.D7]" office:value-type="float" office:value="114.426203263889" calcext:value-type="float">
            <text:p>114.426203263889</text:p>
          </table:table-cell>
          <table:table-cell table:style-name="ce31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31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31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31"/>
          <table:table-cell table:style-name="ce31" table:formula="of:=IF([.E23] &gt; [.C24]; CONCATENATE(&quot;TOO HIGH !  MAXIMUM POWER DISSIPATION OF &quot;; [.C24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31" table:formula="of:=1000 * ([.D19] - [.$E$3]) / [.D20]" office:value-type="float" office:value="302.224371373308" calcext:value-type="float">
            <text:p>302.224371373308</text:p>
          </table:table-cell>
          <table:table-cell table:style-name="ce31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1.8V LDO (TPS7A2018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31" table:formula="of:=[.$D$2] - 0.001 * [.E38] * [.D28]" office:value-type="float" office:value="3.338505" calcext:value-type="float">
            <text:p>3.338505</text:p>
          </table:table-cell>
          <table:table-cell table:style-name="ce31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31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23" calcext:value-type="percentage">
            <text:p>-2.3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35] * 2000 / 300" office:value-type="float" office:value="200" calcext:value-type="float">
            <text:p>200</text:p>
          </table:table-cell>
          <table:table-cell table:style-name="ce29" table:formula="of:=[.D35] * 2000 / 300" office:value-type="float" office:value="266.666666666667" calcext:value-type="float">
            <text:p>266.666666666667</text:p>
          </table:table-cell>
          <table:table-cell table:style-name="ce29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35] + 0.001 * ([.C36] + [.C37])" office:value-type="float" office:value="30.215" calcext:value-type="float">
            <text:p>30.215</text:p>
          </table:table-cell>
          <table:table-cell table:style-name="ce29" table:formula="of:=[.D35] + 0.001 * ([.D36] + [.D37])" office:value-type="float" office:value="40.2816666666667" calcext:value-type="float">
            <text:p>40.2816666666667</text:p>
          </table:table-cell>
          <table:table-cell table:style-name="ce29" table:formula="of:=[.E35] + 0.001 * ([.E36] + [.E37])" office:value-type="float" office:value="50.3483333333333" calcext:value-type="float">
            <text:p>50.3483333333333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40] * 0.8" office:value-type="float" office:value="100" calcext:value-type="float">
            <text:p>100</text:p>
          </table:table-cell>
          <table:table-cell table:style-name="ce31" table:formula="of:=[.E40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41] * 1.1" office:value-type="float" office:value="206.8" calcext:value-type="float">
            <text:p>206.8</text:p>
          </table:table-cell>
          <table:table-cell table:style-name="ce31" table:formula="of:=[.C41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31" table:formula="of:=1000 * POWER(0.001 * [.E38]; 2) * [.D28]" office:value-type="float" office:value="83.6535040916667" calcext:value-type="float">
            <text:p>83.6535040916667</text:p>
          </table:table-cell>
          <table:table-cell table:style-name="ce31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31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31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31"/>
          <table:table-cell table:style-name="ce31" table:formula="of:=IF([.E44] &gt; [.C45]; CONCATENATE(&quot;TOO HIGH !  MAXIMUM POWER DISSIPATION OF &quot;; [.C45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31" table:formula="of:=1000 * ([.D40] - [.$E$3]) / [.D41]" office:value-type="float" office:value="302.224371373308" calcext:value-type="float">
            <text:p>302.224371373308</text:p>
          </table:table-cell>
          <table:table-cell table:style-name="ce31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28" office:value-type="string" calcext:value-type="string">
            <text:p>+2.8V LDO (TPS7A2028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31" table:formula="of:=[.$D$2] - 0.001 * [.E59] * [.D49]" office:value-type="float" office:value="5" calcext:value-type="float">
            <text:p>5</text:p>
          </table:table-cell>
          <table:table-cell table:style-name="ce31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31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56] * 2000 / 300" office:value-type="float" office:value="200" calcext:value-type="float">
            <text:p>200</text:p>
          </table:table-cell>
          <table:table-cell table:style-name="ce29" table:formula="of:=[.D56] * 2000 / 300" office:value-type="float" office:value="266.666666666667" calcext:value-type="float">
            <text:p>266.666666666667</text:p>
          </table:table-cell>
          <table:table-cell table:style-name="ce29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56] + 0.001 * ([.C57] + [.C58])" office:value-type="float" office:value="30.215" calcext:value-type="float">
            <text:p>30.215</text:p>
          </table:table-cell>
          <table:table-cell table:style-name="ce29" table:formula="of:=[.D56] + 0.001 * ([.D57] + [.D58])" office:value-type="float" office:value="40.2816666666667" calcext:value-type="float">
            <text:p>40.2816666666667</text:p>
          </table:table-cell>
          <table:table-cell table:style-name="ce29" table:formula="of:=[.E56] + 0.001 * ([.E57] + [.E58])" office:value-type="float" office:value="302.015" calcext:value-type="float">
            <text:p>302.015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61] * 0.8" office:value-type="float" office:value="240" calcext:value-type="float">
            <text:p>240</text:p>
          </table:table-cell>
          <table:table-cell table:style-name="ce31" table:formula="of:=[.E61] * 0.9" office:value-type="float" office:value="270" calcext:value-type="float">
            <text:p>270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62] * 1.1" office:value-type="float" office:value="206.8" calcext:value-type="float">
            <text:p>206.8</text:p>
          </table:table-cell>
          <table:table-cell table:style-name="ce31" table:formula="of:=[.C62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31" table:formula="of:=1000 * POWER(0.001 * [.E59]; 2) * [.D49]" office:value-type="float" office:value="0" calcext:value-type="float">
            <text:p>0</text:p>
          </table:table-cell>
          <table:table-cell table:style-name="ce31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31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31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31"/>
          <table:table-cell table:style-name="ce31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31" table:formula="of:=1000 * ([.D61] - [.$E$3]) / [.D62]" office:value-type="float" office:value="1063.82978723404" calcext:value-type="float">
            <text:p>1063.82978723404</text:p>
          </table:table-cell>
          <table:table-cell table:style-name="ce31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3.3V LDO (TPS7A2033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31" table:formula="of:=[.$D$2] - 0.001 * [.E80] * [.D70]" office:value-type="float" office:value="5" calcext:value-type="float">
            <text:p>5</text:p>
          </table:table-cell>
          <table:table-cell table:style-name="ce31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31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77] * 2000 / 300" office:value-type="float" office:value="200" calcext:value-type="float">
            <text:p>200</text:p>
          </table:table-cell>
          <table:table-cell table:style-name="ce29" table:formula="of:=[.D77] * 2000 / 300" office:value-type="float" office:value="266.666666666667" calcext:value-type="float">
            <text:p>266.666666666667</text:p>
          </table:table-cell>
          <table:table-cell table:style-name="ce29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77] + 0.001 * ([.C78] + [.C79])" office:value-type="float" office:value="30.215" calcext:value-type="float">
            <text:p>30.215</text:p>
          </table:table-cell>
          <table:table-cell table:style-name="ce29" table:formula="of:=[.D77] + 0.001 * ([.D78] + [.D79])" office:value-type="float" office:value="40.2816666666667" calcext:value-type="float">
            <text:p>40.2816666666667</text:p>
          </table:table-cell>
          <table:table-cell table:style-name="ce29" table:formula="of:=[.E77] + 0.001 * ([.E78] + [.E79])" office:value-type="float" office:value="302.015" calcext:value-type="float">
            <text:p>302.015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82] * 0.8" office:value-type="float" office:value="100" calcext:value-type="float">
            <text:p>100</text:p>
          </table:table-cell>
          <table:table-cell table:style-name="ce31" table:formula="of:=[.E82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83] * 1.1" office:value-type="float" office:value="206.8" calcext:value-type="float">
            <text:p>206.8</text:p>
          </table:table-cell>
          <table:table-cell table:style-name="ce31" table:formula="of:=[.C83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31" table:formula="of:=1000 * POWER(0.001 * [.E80]; 2) * [.D70]" office:value-type="float" office:value="0" calcext:value-type="float">
            <text:p>0</text:p>
          </table:table-cell>
          <table:table-cell table:style-name="ce31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31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31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31"/>
          <table:table-cell table:style-name="ce31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31" table:formula="of:=1000 * ([.D82] - [.$E$3]) / [.D83]" office:value-type="float" office:value="302.224371373308" calcext:value-type="float">
            <text:p>302.224371373308</text:p>
          </table:table-cell>
          <table:table-cell table:style-name="ce31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3.6V LDO (TPS7A2036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31" table:formula="of:=[.$D$2] - 0.001 * [.E101] * [.D91]" office:value-type="float" office:value="5" calcext:value-type="float">
            <text:p>5</text:p>
          </table:table-cell>
          <table:table-cell table:style-name="ce31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31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98] * 2000 / 300" office:value-type="float" office:value="200" calcext:value-type="float">
            <text:p>200</text:p>
          </table:table-cell>
          <table:table-cell table:style-name="ce29" table:formula="of:=[.D98] * 2000 / 300" office:value-type="float" office:value="266.666666666667" calcext:value-type="float">
            <text:p>266.666666666667</text:p>
          </table:table-cell>
          <table:table-cell table:style-name="ce29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98] + 0.001 * ([.C99] + [.C100])" office:value-type="float" office:value="30.215" calcext:value-type="float">
            <text:p>30.215</text:p>
          </table:table-cell>
          <table:table-cell table:style-name="ce29" table:formula="of:=[.D98] + 0.001 * ([.D99] + [.D100])" office:value-type="float" office:value="40.2816666666667" calcext:value-type="float">
            <text:p>40.2816666666667</text:p>
          </table:table-cell>
          <table:table-cell table:style-name="ce29" table:formula="of:=[.E98] + 0.001 * ([.E99] + [.E100])" office:value-type="float" office:value="88.6016666666667" calcext:value-type="float">
            <text:p>88.6016666666667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103] * 0.8" office:value-type="float" office:value="100" calcext:value-type="float">
            <text:p>100</text:p>
          </table:table-cell>
          <table:table-cell table:style-name="ce31" table:formula="of:=[.E103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104] * 1.1" office:value-type="float" office:value="206.8" calcext:value-type="float">
            <text:p>206.8</text:p>
          </table:table-cell>
          <table:table-cell table:style-name="ce31" table:formula="of:=[.C104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31" table:formula="of:=1000 * POWER(0.001 * [.E101]; 2) * [.D91]" office:value-type="float" office:value="0" calcext:value-type="float">
            <text:p>0</text:p>
          </table:table-cell>
          <table:table-cell table:style-name="ce31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31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31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31"/>
          <table:table-cell table:style-name="ce31" table:formula="of:=IF([.E107] &gt; [.C108]; CONCATENATE(&quot;TOO HIGH !  MAXIMUM POWER DISSIPATION OF &quot;; [.C108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31" table:formula="of:=1000 * ([.D103] - [.$E$3]) / [.D104]" office:value-type="float" office:value="302.224371373308" calcext:value-type="float">
            <text:p>302.224371373308</text:p>
          </table:table-cell>
          <table:table-cell table:style-name="ce31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4.0V LDO (TPS7A2040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31" table:formula="of:=[.$D$2] - 0.001 * [.E122] * [.D112]" office:value-type="float" office:value="5" calcext:value-type="float">
            <text:p>5</text:p>
          </table:table-cell>
          <table:table-cell table:style-name="ce31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31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119] * 2000 / 300" office:value-type="float" office:value="200" calcext:value-type="float">
            <text:p>200</text:p>
          </table:table-cell>
          <table:table-cell table:style-name="ce29" table:formula="of:=[.D119] * 2000 / 300" office:value-type="float" office:value="266.666666666667" calcext:value-type="float">
            <text:p>266.666666666667</text:p>
          </table:table-cell>
          <table:table-cell table:style-name="ce29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119] + 0.001 * ([.C120] + [.C121])" office:value-type="float" office:value="30.215" calcext:value-type="float">
            <text:p>30.215</text:p>
          </table:table-cell>
          <table:table-cell table:style-name="ce29" table:formula="of:=[.D119] + 0.001 * ([.D120] + [.D121])" office:value-type="float" office:value="40.2816666666667" calcext:value-type="float">
            <text:p>40.2816666666667</text:p>
          </table:table-cell>
          <table:table-cell table:style-name="ce29" table:formula="of:=[.E119] + 0.001 * ([.E120] + [.E121])" office:value-type="float" office:value="88.6016666666667" calcext:value-type="float">
            <text:p>88.6016666666667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124] * 0.8" office:value-type="float" office:value="100" calcext:value-type="float">
            <text:p>100</text:p>
          </table:table-cell>
          <table:table-cell table:style-name="ce31" table:formula="of:=[.E124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125] * 1.1" office:value-type="float" office:value="206.8" calcext:value-type="float">
            <text:p>206.8</text:p>
          </table:table-cell>
          <table:table-cell table:style-name="ce31" table:formula="of:=[.C125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31" table:formula="of:=1000 * POWER(0.001 * [.E122]; 2) * [.D112]" office:value-type="float" office:value="0" calcext:value-type="float">
            <text:p>0</text:p>
          </table:table-cell>
          <table:table-cell table:style-name="ce31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31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31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31"/>
          <table:table-cell table:style-name="ce31" table:formula="of:=IF([.E128] &gt; [.C129]; CONCATENATE(&quot;TOO HIGH !  MAXIMUM POWER DISSIPATION OF &quot;; [.C129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31" table:formula="of:=1000 * ([.D124] - [.$E$3]) / [.D125]" office:value-type="float" office:value="302.224371373308" calcext:value-type="float">
            <text:p>302.224371373308</text:p>
          </table:table-cell>
          <table:table-cell table:style-name="ce31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31"/>
        <table:table-column table:style-name="co2" table:number-columns-repeated="1015" table:default-cell-style-name="Default"/>
        <table:table-row table:style-name="ro1">
          <table:table-cell table:style-name="ce28" office:value-type="string" calcext:value-type="string">
            <text:p>TPS62851x Synchronous Buck Regulators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3"/>
          <table:table-cell table:style-name="ce28" office:value-type="string" calcext:value-type="string">
            <text:p>See TPS62851x Datasheet and onsemi App Note AND9135D on Synchronous Buck Converters</text:p>
          </table:table-cell>
          <table:table-cell table:style-name="ce33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31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31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High Side Current Limit (ILIMH, A)</text:p>
          </table:table-cell>
          <table:table-cell/>
          <table:table-cell table:style-name="ce31" table:formula="of:=SUMPRODUCT([.$B18:.$B21]; [.C18:.C21])" office:value-type="float" office:value="2.85" calcext:value-type="float">
            <text:p>2.85</text:p>
          </table:table-cell>
          <table:table-cell table:style-name="ce31" table:formula="of:=SUMPRODUCT([.$B18:.$B21]; [.D18:.D21])" office:value-type="float" office:value="3.4" calcext:value-type="float">
            <text:p>3.4</text:p>
          </table:table-cell>
          <table:table-cell table:style-name="ce31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Output Voltage</text:p>
          </table:table-cell>
          <table:table-cell/>
          <table:table-cell table:style-name="ce31" table:formula="of:=([.$C$24] / [.$E$25] + 1) * [.$C$6]" office:value-type="float" office:value="3.12556162076481" calcext:value-type="float">
            <text:p>3.12556162076481</text:p>
          </table:table-cell>
          <table:table-cell table:style-name="ce31" table:formula="of:=([.$D$24] / [.$D$25] + 1) * [.$D$6]" office:value-type="float" office:value="3.31530612244898" calcext:value-type="float">
            <text:p>3.31530612244898</text:p>
          </table:table-cell>
          <table:table-cell table:style-name="ce31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Feedback Divider Current (uA)</text:p>
          </table:table-cell>
          <table:table-cell/>
          <table:table-cell table:style-name="ce31" table:formula="of:=1000 * [.$C$27] / ([.$E$24] + [.$E$25])" office:value-type="float" office:value="28.0196292280954" calcext:value-type="float">
            <text:p>28.0196292280954</text:p>
          </table:table-cell>
          <table:table-cell table:style-name="ce31" table:formula="of:=1000 * [.$D$27] / ([.$D$24] + [.$D$25])" office:value-type="float" office:value="30.6122448979592" calcext:value-type="float">
            <text:p>30.6122448979592</text:p>
          </table:table-cell>
          <table:table-cell table:style-name="ce31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Inductor Peak Current under Limiting (IPEAK, A)</text:p>
          </table:table-cell>
          <table:table-cell/>
          <table:table-cell table:style-name="ce31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31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31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Inductor Current Ratio (LIR)</text:p>
          </table:table-cell>
          <table:table-cell/>
          <table:table-cell table:style-name="ce31" table:formula="of:=([.$C$2] - [.$E$38] - [.$E$27]) * [.$C$35] / ([.$E$30] * [.$E$3] * [.$E$8])" office:value-type="float" office:value="0.0824211268856214" calcext:value-type="float">
            <text:p>0.0824211268856214</text:p>
          </table:table-cell>
          <table:table-cell table:style-name="ce31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31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Delta Inductor Current (dIL, A)</text:p>
          </table:table-cell>
          <table:table-cell/>
          <table:table-cell table:style-name="ce31" table:formula="of:=[.$C$32] * [.$E$3]" office:value-type="float" office:value="0.123631690328432" calcext:value-type="float">
            <text:p>0.123631690328432</text:p>
          </table:table-cell>
          <table:table-cell table:style-name="ce31" table:formula="of:=[.$D$32] * [.$E$3]" office:value-type="float" office:value="0.702084504618174" calcext:value-type="float">
            <text:p>0.702084504618174</text:p>
          </table:table-cell>
          <table:table-cell table:style-name="ce31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Duty Cycle</text:p>
          </table:table-cell>
          <table:table-cell/>
          <table:table-cell table:style-name="ce31" table:formula="of:=[.$C$27] / [.$E$2]" office:value-type="float" office:value="0.520926936794135" calcext:value-type="float">
            <text:p>0.520926936794135</text:p>
          </table:table-cell>
          <table:table-cell table:style-name="ce31" table:formula="of:=[.$D$27] / [.$D$2]" office:value-type="float" office:value="0.663061224489796" calcext:value-type="float">
            <text:p>0.663061224489796</text:p>
          </table:table-cell>
          <table:table-cell table:style-name="ce31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High-Side On Time (ns)</text:p>
          </table:table-cell>
          <table:table-cell/>
          <table:table-cell table:style-name="ce31" table:formula="of:=1000 * [.$C$35] / [.$E$8]" office:value-type="float" office:value="210.475530017832" calcext:value-type="float">
            <text:p>210.475530017832</text:p>
          </table:table-cell>
          <table:table-cell table:style-name="ce31" table:formula="of:=1000 * [.$D$35] / [.$D$8]" office:value-type="float" office:value="294.69387755102" calcext:value-type="float">
            <text:p>294.69387755102</text:p>
          </table:table-cell>
          <table:table-cell table:style-name="ce31" table:formula="of:=1000 * [.$E$35] / [.$C$8]" office:value-type="float" office:value="418.634042446524" calcext:value-type="float">
            <text:p>418.634042446524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1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31" table:formula="of:=[.$C$14] / 1000 * [.$C$35] * [.$E$3]" office:value-type="float" office:value="0.0234417121557361" calcext:value-type="float">
            <text:p>0.0234417121557361</text:p>
          </table:table-cell>
          <table:table-cell table:style-name="ce31" table:formula="of:=[.$D$14] / 1000 * [.$D$35] * [.$E$3]" office:value-type="float" office:value="0.0646484693877551" calcext:value-type="float">
            <text:p>0.0646484693877551</text:p>
          </table:table-cell>
          <table:table-cell table:style-name="ce31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Low-Side Voltage at High-On (VLON, V)</text:p>
          </table:table-cell>
          <table:table-cell/>
          <table:table-cell table:style-name="ce31" table:formula="of:=[.$C$2] - [.$E$38] - [.$E$27]" office:value-type="float" office:value="0.47931205731827" calcext:value-type="float">
            <text:p>0.47931205731827</text:p>
          </table:table-cell>
          <table:table-cell table:style-name="ce31" table:formula="of:=[.$D$2] - [.$D$38] - [.$D$27]" office:value-type="float" office:value="1.62004540816327" calcext:value-type="float">
            <text:p>1.62004540816327</text:p>
          </table:table-cell>
          <table:table-cell table:style-name="ce31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31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Capacitor Voltage Ratio (CVR)</text:p>
          </table:table-cell>
          <table:table-cell/>
          <table:table-cell table:style-name="ce31" table:formula="of:=[.$E$41] / 1000 / [.$E$27]" office:value-type="float" office:value="0.00284244673006346" calcext:value-type="float">
            <text:p>0.00284244673006346</text:p>
          </table:table-cell>
          <table:table-cell table:style-name="ce31" table:formula="of:=[.$E$41] / 1000 / [.$D$27]" office:value-type="float" office:value="0.00301631271160357" calcext:value-type="float">
            <text:p>0.00301631271160357</text:p>
          </table:table-cell>
          <table:table-cell table:style-name="ce31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ipple Minimum Output Capacitance (uF)</text:p>
          </table:table-cell>
          <table:table-cell/>
          <table:table-cell table:style-name="ce31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31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Load Regulation Minimum Output Capacitance (uF)</text:p>
          </table:table-cell>
          <table:table-cell/>
          <table:table-cell table:style-name="ce31" table:formula="of:=[.$E$30] * POWER([.$E$3] * [.$E$33] / 2; 2) / (POWER([.$E$42] / 1000 + [.$C$27]; 2) - POWER([.$C$27]; 2))" office:value-type="float" office:value="35.2878448824899" calcext:value-type="float">
            <text:p>35.2878448824899</text:p>
          </table:table-cell>
          <table:table-cell table:style-name="ce31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6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31"/>
        <table:table-column table:style-name="co3" table:number-columns-repeated="1017" table:default-cell-style-name="Default"/>
        <table:table-row table:style-name="ro1">
          <table:table-cell table:style-name="ce28" office:value-type="string" calcext:value-type="string">
            <text:p>MP5016H Power Switch – OCP, OVP, Inrush Limiting (2.7V-22V, 0.7A-5A)</text:p>
          </table:table-cell>
          <table:table-cell table:style-name="ce33"/>
          <table:table-cell table:style-name="ce28" table:number-columns-repeated="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31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31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31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AP2265x" table:style-name="ta1">
        <table:table-column table:style-name="co7" table:default-cell-style-name="ce28"/>
        <table:table-column table:style-name="co3" table:default-cell-style-name="Default"/>
        <table:table-column table:style-name="co3" table:number-columns-repeated="3" table:default-cell-style-name="ce28"/>
        <table:table-column table:style-name="co3" table:default-cell-style-name="Default"/>
        <table:table-column table:style-name="co3" table:default-cell-style-name="ce31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AP2265x Power Switch – OCP, OVP, RCB, Inrush Limiting (3V-5.5V, 125mA-2.6A)</text:p>
          </table:table-cell>
          <table:table-cell table:style-name="ce33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style-name="ce33" table:number-columns-repeated="1017"/>
        </table:table-row>
        <table:table-row table:style-name="ro1">
          <table:table-cell table:style-name="Default" office:value-type="string" calcext:value-type="string">
            <text:p>ILIMIT Resistor (ohms)</text:p>
          </table:table-cell>
          <table:table-cell/>
          <table:table-cell table:style-name="Default" table:formula="of:=[.D2] * 0.998" office:value-type="float" office:value="67864" calcext:value-type="float">
            <text:p>67864</text:p>
          </table:table-cell>
          <table:table-cell table:style-name="Default" office:value-type="float" office:value="68000" calcext:value-type="float">
            <text:p>68000</text:p>
          </table:table-cell>
          <table:table-cell table:style-name="Default" table:formula="of:=[.D2] * 1.002" office:value-type="float" office:value="68136" calcext:value-type="float">
            <text:p>68136</text:p>
          </table:table-cell>
          <table:table-cell/>
          <table:table-cell table:formula="of:=IF(OR([.C2] &lt; 10000; [.E2] &gt; 210000); &quot;Resisor must be in the range of [10k,210k]&quot;; &quot;&quot;)">
            <text:p/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urrent Limit (A)</text:p>
          </table:table-cell>
          <table:table-cell/>
          <table:table-cell table:style-name="ce31" table:formula="of:=28.955 / POWER([.E2] / 1000; 1.075)" office:value-type="float" office:value="0.309630466763629" calcext:value-type="float">
            <text:p>0.309630466763629</text:p>
          </table:table-cell>
          <table:table-cell table:style-name="ce31" table:formula="of:=30.321 / POWER([.D2] / 1000; 1.055)" office:value-type="float" office:value="0.353546561294576" calcext:value-type="float">
            <text:p>0.353546561294576</text:p>
          </table:table-cell>
          <table:table-cell table:style-name="ce31" table:formula="of:=31.033 / POWER([.C2] / 1000; 1.031)" office:value-type="float" office:value="0.401239318736152" calcext:value-type="float">
            <text:p>0.401239318736152</text:p>
          </table:table-cell>
          <table:table-cell table:number-columns-repeated="1017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6383" table:default-cell-style-name="Default"/>
        <table:table-row table:style-name="ro1">
          <table:table-cell table:style-name="ce28" office:value-type="string" calcext:value-type="string">
            <text:p>MSF Signal and Propagation Properties</text:p>
          </table:table-cell>
          <table:table-cell table:style-name="ce33"/>
          <table:table-cell table:style-name="ce28" table:number-columns-repeated="3"/>
          <table:table-cell table:style-name="ce33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>
            <text:p>Speed of Light (c, m/s)</text:p>
          </table:table-cell>
          <table:table-cell/>
          <table:table-cell table:style-name="ce29" office:value-type="float" office:value="299792458" calcext:value-type="float">
            <text:p>299792458</text:p>
          </table:table-cell>
          <table:table-cell table:number-columns-repeated="16381"/>
        </table:table-row>
        <table:table-row table:style-name="ro1">
          <table:table-cell table:style-name="ce29" office:value-type="string" calcext:value-type="string">
            <text:p>Permiability of Free Space (u0, H/m)</text:p>
          </table:table-cell>
          <table:table-cell/>
          <table:table-cell table:style-name="ce29" table:formula="of:=4 * PI() * 10^-7" office:value-type="float" office:value="0.00000125663706143592" calcext:value-type="float">
            <text:p>1.25663706143592E-06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Impedance of Free Space (Z0, ohms)</text:p>
          </table:table-cell>
          <table:table-cell/>
          <table:table-cell table:style-name="ce31" table:formula="of:=[.$C$8] * [.$C$7]" office:value-type="float" office:value="376.730313461771" calcext:value-type="float">
            <text:p>376.7303134617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Magnetic Field Strength (B, uT)</text:p>
          </table:table-cell>
          <table:table-cell/>
          <table:table-cell table:style-name="ce31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Wavelength (lambda, m)</text:p>
          </table:table-cell>
          <table:table-cell/>
          <table:table-cell table:style-name="ce31" table:formula="of:=[.$C$7] / ([.$C$2] * 1000)" office:value-type="float" office:value="4996.54096666667" calcext:value-type="float">
            <text:p>4996.54096666667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Period (t, us)</text:p>
          </table:table-cell>
          <table:table-cell/>
          <table:table-cell table:style-name="ce31" table:formula="of:=1000 / [.$C$2]" office:value-type="float" office:value="16.6666666666667" calcext:value-type="float">
            <text:p>16.66666666666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Electric Field Strength (E, mV/m)</text:p>
          </table:table-cell>
          <table:table-cell/>
          <table:table-cell table:style-name="ce31" table:formula="of:=[.$C$4] * POWER([.$C$5] / [.$C$17]; 2)" office:value-type="float" office:value="100000" calcext:value-type="float">
            <text:p>100000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Magnetic Field Strength (B, uT)</text:p>
          </table:table-cell>
          <table:table-cell/>
          <table:table-cell table:style-name="ce31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8" office:value-type="string" calcext:value-type="string">
            <text:p>Front-End</text:p>
          </table:table-cell>
          <table:table-cell table:style-name="ce33"/>
          <table:table-cell table:style-name="ce28" table:number-columns-repeated="3"/>
          <table:table-cell table:style-name="ce33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DC Reference Voltage</text:p>
          </table:table-cell>
          <table:table-cell/>
          <table:table-cell office:value-type="float" office:value="2.475" calcext:value-type="float">
            <text:p>2.475</text:p>
          </table:table-cell>
          <table:table-cell office:value-type="float" office:value="2.516" calcext:value-type="float">
            <text:p>2.516</text:p>
          </table:table-cell>
          <table:table-cell office:value-type="float" office:value="2.557" calcext:value-type="float">
            <text:p>2.55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C Target Resolution (bit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ce31" office:value-type="string" calcext:value-type="string">
            <text:p>ADC LSb (uV)</text:p>
          </table:table-cell>
          <table:table-cell/>
          <table:table-cell table:style-name="ce31" table:formula="of:=1000000 * [.C$24] / POWER(2; [.$D$25])" office:value-type="float" office:value="75.531005859375" calcext:value-type="float">
            <text:p>75.531005859375</text:p>
          </table:table-cell>
          <table:table-cell table:style-name="ce31" table:formula="of:=1000000 * [.D$24] / POWER(2; [.$D$25])" office:value-type="float" office:value="76.7822265625" calcext:value-type="float">
            <text:p>76.7822265625</text:p>
          </table:table-cell>
          <table:table-cell table:style-name="ce31" table:formula="of:=1000000 * [.E$24] / POWER(2; [.$D$25])" office:value-type="float" office:value="78.033447265625" calcext:value-type="float">
            <text:p>78.0334472656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riable Gain Block (dB)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table:number-columns-repeated="2"/>
          <table:table-cell table:style-name="ce31" office:value-type="string" calcext:value-type="string">
            <text:p>Estimated from the ‘Poor Man PGA’ worksheet calculations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Variable Gain Block (V/V)</text:p>
          </table:table-cell>
          <table:table-cell/>
          <table:table-cell table:style-name="ce31" table:formula="of:=POWER(10; [.C28] / 20)" office:value-type="float" office:value="1.69824365246174" calcext:value-type="float">
            <text:p>1.69824365246174</text:p>
          </table:table-cell>
          <table:table-cell table:style-name="ce31" table:formula="of:=POWER(10; [.D28] / 20)" office:value-type="float" office:value="10" calcext:value-type="float">
            <text:p>10</text:p>
          </table:table-cell>
          <table:table-cell table:style-name="ce31" table:formula="of:=POWER(10; [.E28] / 20)" office:value-type="float" office:value="17988.7091512879" calcext:value-type="float">
            <text:p>17988.70915128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ter Insertion Loss (-) or Gain (+) (dB)</text:p>
          </table:table-cell>
          <table:table-cell/>
          <table:table-cell table:formula="of:=0 * 2 - 0.5" office:value-type="float" office:value="-0.5" calcext:value-type="float">
            <text:p>-0.5</text:p>
          </table:table-cell>
          <table:table-cell table:formula="of:=1 * 2 - 0.5" office:value-type="float" office:value="1.5" calcext:value-type="float">
            <text:p>1.5</text:p>
          </table:table-cell>
          <table:table-cell table:formula="of:=2 * 2 - 0.5" office:value-type="float" office:value="3.5" calcext:value-type="float">
            <text:p>3.5</text:p>
          </table:table-cell>
          <table:table-cell table:number-columns-repeated="2"/>
          <table:table-cell table:style-name="ce31" office:value-type="string" calcext:value-type="string">
            <text:p>Estimated from simulation; both filter blocks plus the ADC RC anti-aliasing fil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@ + 180kHz (dB)</text:p>
          </table:table-cell>
          <table:table-cell/>
          <table:table-cell office:value-type="float" office:value="-77.5" calcext:value-type="float">
            <text:p>-77.5</text:p>
          </table:table-cell>
          <table:table-cell office:value-type="float" office:value="-80" calcext:value-type="float">
            <text:p>-80</text:p>
          </table:table-cell>
          <table:table-cell office:value-type="float" office:value="-89.2" calcext:value-type="float">
            <text:p>-89.2</text:p>
          </table:table-cell>
          <table:table-cell table:number-columns-repeated="2"/>
          <table:table-cell table:style-name="ce31" office:value-type="string" calcext:value-type="string">
            <text:p>Maximum attenuation occurs at maximum gain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Filter Insertion Loss (V/V)</text:p>
          </table:table-cell>
          <table:table-cell/>
          <table:table-cell table:style-name="ce31" table:formula="of:=POWER(10; [.C31] / 20)" office:value-type="float" office:value="0.944060876285923" calcext:value-type="float">
            <text:p>0.944060876285923</text:p>
          </table:table-cell>
          <table:table-cell table:style-name="ce31" table:formula="of:=POWER(10; [.D31] / 20)" office:value-type="float" office:value="1.18850222743702" calcext:value-type="float">
            <text:p>1.18850222743702</text:p>
          </table:table-cell>
          <table:table-cell table:style-name="ce31" table:formula="of:=POWER(10; [.E31] / 20)" office:value-type="float" office:value="1.49623565609443" calcext:value-type="float">
            <text:p>1.496235656094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otal Gain Range (dB)</text:p>
          </table:table-cell>
          <table:table-cell/>
          <table:table-cell table:style-name="ce31" table:formula="of:=[.C$28] + [.C$31]" office:value-type="float" office:value="4.1" calcext:value-type="float">
            <text:p>4.1</text:p>
          </table:table-cell>
          <table:table-cell table:style-name="ce31" table:formula="of:=[.D$28] + [.D$31]" office:value-type="float" office:value="21.5" calcext:value-type="float">
            <text:p>21.5</text:p>
          </table:table-cell>
          <table:table-cell table:style-name="ce31" table:formula="of:=[.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Total Gain Range (V/V)</text:p>
          </table:table-cell>
          <table:table-cell/>
          <table:table-cell table:style-name="ce31" table:formula="of:=POWER(10; [.C35] / 20)" office:value-type="float" office:value="1.60324539069004" calcext:value-type="float">
            <text:p>1.60324539069004</text:p>
          </table:table-cell>
          <table:table-cell table:style-name="ce31" table:formula="of:=POWER(10; [.D35] / 20)" office:value-type="float" office:value="11.8850222743702" calcext:value-type="float">
            <text:p>11.8850222743702</text:p>
          </table:table-cell>
          <table:table-cell table:style-name="ce31" table:formula="of:=POWER(10; [.E35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otal Minimum Gain (dB)</text:p>
          </table:table-cell>
          <table:table-cell/>
          <table:table-cell table:style-name="ce31" table:formula="of:=[.$C$28] + [.C$31]" office:value-type="float" office:value="4.1" calcext:value-type="float">
            <text:p>4.1</text:p>
          </table:table-cell>
          <table:table-cell table:style-name="ce31" table:formula="of:=[.$C$28] + [.D$31]" office:value-type="float" office:value="6.1" calcext:value-type="float">
            <text:p>6.1</text:p>
          </table:table-cell>
          <table:table-cell table:style-name="ce31" table:formula="of:=[.$C$28] + [.E$31]" office:value-type="float" office:value="8.1" calcext:value-type="float">
            <text:p>8.1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Total Minimum Gain (V/V)</text:p>
          </table:table-cell>
          <table:table-cell/>
          <table:table-cell table:style-name="ce31" table:formula="of:=POWER(10; [.C38] / 20)" office:value-type="float" office:value="1.60324539069004" calcext:value-type="float">
            <text:p>1.60324539069004</text:p>
          </table:table-cell>
          <table:table-cell table:style-name="ce31" table:formula="of:=POWER(10; [.D38] / 20)" office:value-type="float" office:value="2.01836636368156" calcext:value-type="float">
            <text:p>2.01836636368156</text:p>
          </table:table-cell>
          <table:table-cell table:style-name="ce31" table:formula="of:=POWER(10; [.E38] / 20)" office:value-type="float" office:value="2.5409727055493" calcext:value-type="float">
            <text:p>2.540972705549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otal Maximum Gain (dB)</text:p>
          </table:table-cell>
          <table:table-cell/>
          <table:table-cell table:style-name="ce31" table:formula="of:=[.$E$28] + [.C$31]" office:value-type="float" office:value="84.6" calcext:value-type="float">
            <text:p>84.6</text:p>
          </table:table-cell>
          <table:table-cell table:style-name="ce31" table:formula="of:=[.$E$28] + [.D$31]" office:value-type="float" office:value="86.6" calcext:value-type="float">
            <text:p>86.6</text:p>
          </table:table-cell>
          <table:table-cell table:style-name="ce31" table:formula="of:=[.$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Total Maximum Gain (V/V)</text:p>
          </table:table-cell>
          <table:table-cell/>
          <table:table-cell table:style-name="ce31" table:formula="of:=POWER(10; [.C41] / 20)" office:value-type="float" office:value="16982.4365246174" calcext:value-type="float">
            <text:p>16982.4365246174</text:p>
          </table:table-cell>
          <table:table-cell table:style-name="ce31" table:formula="of:=POWER(10; [.D41] / 20)" office:value-type="float" office:value="21379.6208950223" calcext:value-type="float">
            <text:p>21379.6208950223</text:p>
          </table:table-cell>
          <table:table-cell table:style-name="ce31" table:formula="of:=POWER(10; [.E41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Full-Scale Input at Minimum Gain (mVpp)</text:p>
          </table:table-cell>
          <table:table-cell/>
          <table:table-cell table:style-name="ce31" table:formula="of:=1000 * [.$C$24] / [.$E$39]" office:value-type="float" office:value="974.036436753049" calcext:value-type="float">
            <text:p>974.036436753049</text:p>
          </table:table-cell>
          <table:table-cell table:style-name="ce31" table:formula="of:=1000 * [.$D$24] / [.$D$39]" office:value-type="float" office:value="1246.55268006485" calcext:value-type="float">
            <text:p>1246.55268006485</text:p>
          </table:table-cell>
          <table:table-cell table:style-name="ce31" table:formula="of:=1000 * [.$E$24] / [.$C$39]" office:value-type="float" office:value="1594.88997432855" calcext:value-type="float">
            <text:p>1594.88997432855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Full-Scale Input at Maximum Gain (uVpp)</text:p>
          </table:table-cell>
          <table:table-cell/>
          <table:table-cell table:style-name="ce31" table:formula="of:=1000000 * [.$C$24] / [.$E$42]" office:value-type="float" office:value="91.9549692015503" calcext:value-type="float">
            <text:p>91.9549692015503</text:p>
          </table:table-cell>
          <table:table-cell table:style-name="ce31" table:formula="of:=1000000 * [.$D$24] / [.$D$42]" office:value-type="float" office:value="117.682161547859" calcext:value-type="float">
            <text:p>117.682161547859</text:p>
          </table:table-cell>
          <table:table-cell table:style-name="ce31" table:formula="of:=1000000 * [.$E$24] / [.$C$42]" office:value-type="float" office:value="150.567322674424" calcext:value-type="float">
            <text:p>150.5673226744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ADC LSb at Maximum Gain (nV)</text:p>
          </table:table-cell>
          <table:table-cell/>
          <table:table-cell table:style-name="ce31" table:formula="of:=1000 * [.$C$26] / [.$E$42]" office:value-type="float" office:value="2.80624295659028" calcext:value-type="float">
            <text:p>2.80624295659028</text:p>
          </table:table-cell>
          <table:table-cell table:style-name="ce31" table:formula="of:=1000 * [.$D$26] / [.$D$42]" office:value-type="float" office:value="3.59137455895566" calcext:value-type="float">
            <text:p>3.59137455895566</text:p>
          </table:table-cell>
          <table:table-cell table:style-name="ce31" table:formula="of:=1000 * [.$E$26] / [.$C$42]" office:value-type="float" office:value="4.59495003278883" calcext:value-type="float">
            <text:p>4.59495003278883</text:p>
          </table:table-cell>
          <table:table-cell table:number-columns-repeated="16379"/>
        </table:table-row>
        <table:table-row table:style-name="ro1">
          <table:table-cell table:style-name="ce31"/>
          <table:table-cell/>
          <table:table-cell table:style-name="ce31" table:number-columns-repeated="3"/>
          <table:table-cell table:number-columns-repeated="16379"/>
        </table:table-row>
        <table:table-row table:style-name="ro1">
          <table:table-cell table:style-name="ce31" office:value-type="string" calcext:value-type="string">
            <text:p>Op-Amp Noise Across Gains (uVrms)</text:p>
          </table:table-cell>
          <table:table-cell/>
          <table:table-cell table:style-name="ce29" office:value-type="float" office:value="19.1" calcext:value-type="float">
            <text:p>19.1</text:p>
          </table:table-cell>
          <table:table-cell table:style-name="ce29"/>
          <table:table-cell table:style-name="ce29" office:value-type="float" office:value="3300" calcext:value-type="float">
            <text:p>3300</text:p>
          </table:table-cell>
          <table:table-cell table:number-columns-repeated="2"/>
          <table:table-cell table:style-name="ce31" office:value-type="string" calcext:value-type="string">
            <text:p>Estimated from simulation (at 118Hz bandwidth)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Min Gain – Min Input-Referred Noise (nVrms)</text:p>
          </table:table-cell>
          <table:table-cell/>
          <table:table-cell table:style-name="ce31" table:formula="of:=1000 * [.C$49] / [.$E$39]" office:value-type="float" office:value="7516.80644120535" calcext:value-type="float">
            <text:p>7516.80644120535</text:p>
          </table:table-cell>
          <table:table-cell table:style-name="ce29" table:number-columns-repeated="2"/>
          <table:table-cell table:number-columns-repeated="2"/>
          <table:table-cell table:style-name="ce31"/>
          <table:table-cell table:number-columns-repeated="16376"/>
        </table:table-row>
        <table:table-row table:style-name="ro1">
          <table:table-cell table:style-name="ce31" office:value-type="string" calcext:value-type="string">
            <text:p>Max Gain – Min Input-Referred Noise (nVrms)</text:p>
          </table:table-cell>
          <table:table-cell/>
          <table:table-cell table:style-name="ce31" table:formula="of:=1000 * [.E$49] / [.$E$42]" office:value-type="float" office:value="122.606625602067" calcext:value-type="float">
            <text:p>122.606625602067</text:p>
          </table:table-cell>
          <table:table-cell table:style-name="ce29"/>
          <table:table-cell table:style-name="ce31"/>
          <table:table-cell table:number-columns-repeated="2"/>
          <table:table-cell table:style-name="ce31"/>
          <table:table-cell table:number-columns-repeated="16376"/>
        </table:table-row>
        <table:table-row table:style-name="ro1">
          <table:table-cell table:style-name="ce29" table:number-columns-repeated="16384"/>
        </table:table-row>
        <table:table-row table:style-name="ro1">
          <table:table-cell office:value-type="string" calcext:value-type="string">
            <text:p>LDO PSRR &lt;= 60.5kHz (dB)</text:p>
          </table:table-cell>
          <table:table-cell/>
          <table:table-cell table:formula="of:=2 * -55" office:value-type="float" office:value="-110" calcext:value-type="float">
            <text:p>-110</text:p>
          </table:table-cell>
          <table:table-cell table:formula="of:=-30 -55" office:value-type="float" office:value="-85" calcext:value-type="float">
            <text:p>-85</text:p>
          </table:table-cell>
          <table:table-cell table:formula="of:=-30 -50" office:value-type="float" office:value="-80" calcext:value-type="float">
            <text:p>-80</text:p>
          </table:table-cell>
          <table:table-cell table:number-columns-repeated="2"/>
          <table:table-cell table:style-name="ce31" office:value-type="string" calcext:value-type="string">
            <text:p>Datasheet Parameter; two cascaded LDO Regulat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&lt;= 60.5kHz (dB)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table:style-name="ce31" office:value-type="string" calcext:value-type="string">
            <text:p>Datasheet Parameter states about -50dB @ 60kHz (for 5.5V supply), but SPICE model indicates about -16dB (for 3.6V supply)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Total PSRR &lt;= 60.5kHz (dB)</text:p>
          </table:table-cell>
          <table:table-cell/>
          <table:table-cell table:style-name="ce31" table:formula="of:=[.C53] + [.C54]" office:value-type="float" office:value="-170" calcext:value-type="float">
            <text:p>-170</text:p>
          </table:table-cell>
          <table:table-cell table:style-name="ce31" table:formula="of:=[.D53] + [.D54]" office:value-type="float" office:value="-135" calcext:value-type="float">
            <text:p>-135</text:p>
          </table:table-cell>
          <table:table-cell table:style-name="ce31" table:formula="of:=[.E53] + [.E54]" office:value-type="float" office:value="-96" calcext:value-type="float">
            <text:p>-96</text:p>
          </table:table-cell>
          <table:table-cell table:number-columns-repeated="2"/>
          <table:table-cell table:style-name="ce31"/>
          <table:table-cell table:number-columns-repeated="16376"/>
        </table:table-row>
        <table:table-row table:style-name="ro1">
          <table:table-cell table:style-name="ce31" office:value-type="string" calcext:value-type="string">
            <text:p>Maximum Input Power Rail Ripple &lt;= 60.5kHz (mVrms)</text:p>
          </table:table-cell>
          <table:table-cell/>
          <table:table-cell table:style-name="ce31" table:formula="of:=0.5 * MAX([.$C$47]; [.$C$51]) * POWER(10; [.E55] / -20) / 1000000" office:value-type="float" office:value="3.86797754527787" calcext:value-type="float">
            <text:p>3.86797754527787</text:p>
          </table:table-cell>
          <table:table-cell table:style-name="ce31" table:number-columns-repeated="2"/>
          <table:table-cell table:number-columns-repeated="2"/>
          <table:table-cell table:style-name="ce31" office:value-type="string" calcext:value-type="string">
            <text:p>Based on the larger of (half of) the input-referred noise at maximum gain (a lot more stringent than using minimum gain) or the input-referred ADC LSb (which could be below the noise floor, meaning the noise floor is the figure we use instead)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31"/>
          <table:table-cell table:number-columns-repeated="16376"/>
        </table:table-row>
        <table:table-row table:style-name="ro1">
          <table:table-cell office:value-type="string" calcext:value-type="string">
            <text:p>LDO PSRR 60.5kHz-1MHz (dB)</text:p>
          </table:table-cell>
          <table:table-cell/>
          <table:table-cell table:formula="of:=2 * -40" office:value-type="float" office:value="-80" calcext:value-type="float">
            <text:p>-80</text:p>
          </table:table-cell>
          <table:table-cell table:formula="of:=-30 -40" office:value-type="float" office:value="-70" calcext:value-type="float">
            <text:p>-70</text:p>
          </table:table-cell>
          <table:table-cell table:formula="of:=-20 -40" office:value-type="float" office:value="-60" calcext:value-type="float">
            <text:p>-60</text:p>
          </table:table-cell>
          <table:table-cell table:number-columns-repeated="2"/>
          <table:table-cell table:style-name="ce31" office:value-type="string" calcext:value-type="string">
            <text:p>Datasheet Parameter; two cascaded LDO Regulators – PSRR gets worse as frequency increa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60.5kHz-1MHz (dB)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style-name="ce31" office:value-type="string" calcext:value-type="string">
            <text:p>Datasheet Parameter and SPICE simul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(dB)</text:p>
          </table:table-cell>
          <table:table-cell/>
          <table:table-cell office:value-type="float" office:value="-88.7" calcext:value-type="float">
            <text:p>-88.7</text:p>
          </table:table-cell>
          <table:table-cell table:formula="of:=[.$D$32] - [.$D$31]" office:value-type="float" office:value="-81.5" calcext:value-type="float">
            <text:p>-81.5</text:p>
          </table:table-cell>
          <table:table-cell office:value-type="float" office:value="-81" calcext:value-type="float">
            <text:p>-81</text:p>
          </table:table-cell>
          <table:table-cell table:number-columns-repeated="2"/>
          <table:table-cell table:style-name="ce31"/>
          <table:table-cell table:number-columns-repeated="16376"/>
        </table:table-row>
        <table:table-row table:style-name="ro1">
          <table:table-cell table:style-name="ce31" office:value-type="string" calcext:value-type="string">
            <text:p>Total OOB PSRR (dB)</text:p>
          </table:table-cell>
          <table:table-cell/>
          <table:table-cell table:style-name="ce31" table:formula="of:=SUM([.C58:.C60])" office:value-type="float" office:value="-198.7" calcext:value-type="float">
            <text:p>-198.7</text:p>
          </table:table-cell>
          <table:table-cell table:style-name="ce31" table:formula="of:=SUM([.D58:.D60])" office:value-type="float" office:value="-167.5" calcext:value-type="float">
            <text:p>-167.5</text:p>
          </table:table-cell>
          <table:table-cell table:style-name="ce31" table:formula="of:=SUM([.E58:.E60])" office:value-type="float" office:value="-151" calcext:value-type="float">
            <text:p>-151</text:p>
          </table:table-cell>
          <table:table-cell table:number-columns-repeated="2"/>
          <table:table-cell table:style-name="ce31" office:value-type="string" calcext:value-type="string">
            <text:p>OOB – Out-of-Band, ie. 0-59.5kHz and 60.5kHz+ - the worst frequency is 180kHz as that aliases to 60kHz at the 240kHz sampling rate that would be used for quadrature sampling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Maximum OOB Input Power Rail Ripple (mVrms)</text:p>
          </table:table-cell>
          <table:table-cell/>
          <table:table-cell table:style-name="ce31" table:formula="of:=0.5 * MAX([.$C$47]; [.$C$51]) * POWER(10; [.E61] / -20) / 1000000" office:value-type="float" office:value="2175.12361861807" calcext:value-type="float">
            <text:p>2175.12361861807</text:p>
          </table:table-cell>
          <table:table-cell table:style-name="ce31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PS7A20xx noise is about 25nV/Hz^-1; at -50dB op-amp PSRR and 86.6dB gain in a 118Hz bandwidth, that is just over 17uVrms – half a 16-bit Lsb; should be fine for a 14- / 15-bit solution</text:p>
          </table:table-cell>
          <table:table-cell table:number-columns-repeated="16383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Poor Man PGA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28" office:value-type="string" calcext:value-type="string">
            <text:p>Poor Man’s Programmable Gain Amplifier</text:p>
          </table:table-cell>
          <table:table-cell table:style-name="ce33"/>
          <table:table-cell table:style-name="ce28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-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witc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1"/>
          <table:table-cell table:style-name="ce31" office:value-type="string" calcext:value-type="string">
            <text:p>V/V</text:p>
          </table:table-cell>
          <table:table-cell table:style-name="ce31" office:value-type="string" calcext:value-type="string">
            <text:p>dB</text:p>
          </table:table-cell>
          <table:table-cell/>
          <table:table-cell table:style-name="ce31" office:value-type="string" calcext:value-type="string">
            <text:p>V/V</text:p>
          </table:table-cell>
          <table:table-cell table:style-name="ce31" office:value-type="string" calcext:value-type="string">
            <text:p>dB</text:p>
          </table:table-cell>
          <table:table-cell/>
          <table:table-cell table:style-name="ce31" office:value-type="string" calcext:value-type="string">
            <text:p>V/V</text:p>
          </table:table-cell>
          <table:table-cell table:style-name="ce31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31" office:value-type="string" calcext:value-type="string">
            <text:p>Min Gain</text:p>
          </table:table-cell>
          <table:table-cell table:style-name="ce31" table:formula="of:=MIN([.$F$11:.$F$26])" office:value-type="float" office:value="1.42553191489362" calcext:value-type="float">
            <text:p>1.42553191489362</text:p>
          </table:table-cell>
          <table:table-cell table:style-name="ce31" table:formula="of:=20 * LOG10([.$H$5])" office:value-type="float" office:value="3.07953889530218" calcext:value-type="float">
            <text:p>3.07953889530218</text:p>
          </table:table-cell>
          <table:table-cell/>
          <table:table-cell table:style-name="ce31" table:formula="of:=MIN([.$H$11:.$H$26])" office:value-type="float" office:value="1.2" calcext:value-type="float">
            <text:p>1.2</text:p>
          </table:table-cell>
          <table:table-cell table:style-name="ce31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31" table:formula="of:=MIN([.$J$11:.$J$266])" office:value-type="float" office:value="1.71063829787234" calcext:value-type="float">
            <text:p>1.71063829787234</text:p>
          </table:table-cell>
          <table:table-cell table:style-name="ce31" table:formula="of:=20 * LOG10([.$N$5])" office:value-type="float" office:value="4.66316381625467" calcext:value-type="float">
            <text:p>4.66316381625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31" office:value-type="string" calcext:value-type="string">
            <text:p>Max Gain</text:p>
          </table:table-cell>
          <table:table-cell table:style-name="ce31" table:formula="of:=MAX([.$F$11:.$F$26])" office:value-type="float" office:value="194.829787234043" calcext:value-type="float">
            <text:p>194.829787234043</text:p>
          </table:table-cell>
          <table:table-cell table:style-name="ce31" table:formula="of:=20 * LOG10([.$H$6])" office:value-type="float" office:value="45.7931071250213" calcext:value-type="float">
            <text:p>45.7931071250213</text:p>
          </table:table-cell>
          <table:table-cell/>
          <table:table-cell table:style-name="ce31" table:formula="of:=MAX([.$H$11:.$H$26])" office:value-type="float" office:value="92.1" calcext:value-type="float">
            <text:p>92.1</text:p>
          </table:table-cell>
          <table:table-cell table:style-name="ce31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31" table:formula="of:=MAX([.$J$11:.$J$266])" office:value-type="float" office:value="17943.8234042553" calcext:value-type="float">
            <text:p>17943.8234042553</text:p>
          </table:table-cell>
          <table:table-cell table:style-name="ce31" table:formula="of:=20 * LOG10([.$N$6])" office:value-type="float" office:value="85.0782997289583" calcext:value-type="float">
            <text:p>85.0782997289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42553191489362" calcext:value-type="float">
            <text:p>1.4255319148936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71063829787234" calcext:value-type="float">
            <text:p>1.71063829787234</text:p>
          </table:table-cell>
          <table:table-cell/>
          <table:table-cell table:formula="of:=20 * LOG10([.$J11])" office:value-type="float" office:value="4.66316381625467" calcext:value-type="float">
            <text:p>4.66316381625467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9.61702127659575" calcext:value-type="float">
            <text:p>9.6170212765957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7.19893617021277" calcext:value-type="float">
            <text:p>7.19893617021277</text:p>
          </table:table-cell>
          <table:table-cell/>
          <table:table-cell table:formula="of:=20 * LOG10([.$J12])" office:value-type="float" office:value="17.1453664576754" calcext:value-type="float">
            <text:p>17.145366457675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27.7021276595745" calcext:value-type="float">
            <text:p>27.702127659574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9.3159574468085" calcext:value-type="float">
            <text:p>19.3159574468085</text:p>
          </table:table-cell>
          <table:table-cell/>
          <table:table-cell table:formula="of:=20 * LOG10([.$J13])" office:value-type="float" office:value="25.7183247995107" calcext:value-type="float">
            <text:p>25.718324799510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35.8936170212766" calcext:value-type="float">
            <text:p>35.8936170212766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4.8042553191489" calcext:value-type="float">
            <text:p>24.8042553191489</text:p>
          </table:table-cell>
          <table:table-cell/>
          <table:table-cell table:formula="of:=20 * LOG10([.$J14])" office:value-type="float" office:value="27.8905238609542" calcext:value-type="float">
            <text:p>27.890523860954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54.2978723404255" calcext:value-type="float">
            <text:p>54.297872340425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7.1351063829787" calcext:value-type="float">
            <text:p>37.1351063829787</text:p>
          </table:table-cell>
          <table:table-cell/>
          <table:table-cell table:formula="of:=20 * LOG10([.$J15])" office:value-type="float" office:value="31.3956934480131" calcext:value-type="float">
            <text:p>31.39569344801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62.4893617021277" calcext:value-type="float">
            <text:p>62.4893617021277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42.6234042553191" calcext:value-type="float">
            <text:p>42.6234042553191</text:p>
          </table:table-cell>
          <table:table-cell/>
          <table:table-cell table:formula="of:=20 * LOG10([.$J16])" office:value-type="float" office:value="32.5929626617908" calcext:value-type="float">
            <text:p>32.592962661790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80.5744680851064" calcext:value-type="float">
            <text:p>80.574468085106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54.7404255319149" calcext:value-type="float">
            <text:p>54.7404255319149</text:p>
          </table:table-cell>
          <table:table-cell/>
          <table:table-cell table:formula="of:=20 * LOG10([.$J17])" office:value-type="float" office:value="34.7661633826528" calcext:value-type="float">
            <text:p>34.766163382652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88.7659574468085" calcext:value-type="float">
            <text:p>88.765957446808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60.2287234042553" calcext:value-type="float">
            <text:p>60.2287234042553</text:p>
          </table:table-cell>
          <table:table-cell/>
          <table:table-cell table:formula="of:=20 * LOG10([.$J18])" office:value-type="float" office:value="35.5960731610164" calcext:value-type="float">
            <text:p>35.59607316101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107.489361702128" calcext:value-type="float">
            <text:p>107.489361702128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72.7734042553191" calcext:value-type="float">
            <text:p>72.7734042553191</text:p>
          </table:table-cell>
          <table:table-cell/>
          <table:table-cell table:formula="of:=20 * LOG10([.$J19])" office:value-type="float" office:value="37.2394538237608" calcext:value-type="float">
            <text:p>37.239453823760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115.68085106383" calcext:value-type="float">
            <text:p>115.68085106383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78.2617021276596" calcext:value-type="float">
            <text:p>78.2617021276596</text:p>
          </table:table-cell>
          <table:table-cell/>
          <table:table-cell table:formula="of:=20 * LOG10([.$J20])" office:value-type="float" office:value="37.870985784304" calcext:value-type="float">
            <text:p>37.8709857843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133.765957446809" calcext:value-type="float">
            <text:p>133.765957446809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90.3787234042553" calcext:value-type="float">
            <text:p>90.3787234042553</text:p>
          </table:table-cell>
          <table:table-cell/>
          <table:table-cell table:formula="of:=20 * LOG10([.$J21])" office:value-type="float" office:value="39.1213240529368" calcext:value-type="float">
            <text:p>39.12132405293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141.957446808511" calcext:value-type="float">
            <text:p>141.957446808511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95.8670212765957" calcext:value-type="float">
            <text:p>95.8670212765957</text:p>
          </table:table-cell>
          <table:table-cell/>
          <table:table-cell table:formula="of:=20 * LOG10([.$J22])" office:value-type="float" office:value="39.6333846687911" calcext:value-type="float">
            <text:p>39.633384668791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160.36170212766" calcext:value-type="float">
            <text:p>160.36170212766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108.197872340426" calcext:value-type="float">
            <text:p>108.197872340426</text:p>
          </table:table-cell>
          <table:table-cell/>
          <table:table-cell table:formula="of:=20 * LOG10([.$J23])" office:value-type="float" office:value="40.6843744132118" calcext:value-type="float">
            <text:p>40.684374413211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168.553191489362" calcext:value-type="float">
            <text:p>168.553191489362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113.686170212766" calcext:value-type="float">
            <text:p>113.686170212766</text:p>
          </table:table-cell>
          <table:table-cell/>
          <table:table-cell table:formula="of:=20 * LOG10([.$J24])" office:value-type="float" office:value="41.1141527298866" calcext:value-type="float">
            <text:p>41.114152729886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186.63829787234" calcext:value-type="float">
            <text:p>186.63829787234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25.803191489362" calcext:value-type="float">
            <text:p>125.803191489362</text:p>
          </table:table-cell>
          <table:table-cell/>
          <table:table-cell table:formula="of:=20 * LOG10([.$J25])" office:value-type="float" office:value="41.9938331764994" calcext:value-type="float">
            <text:p>41.9938331764994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194.829787234043" calcext:value-type="float">
            <text:p>194.829787234043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31.291489361702" calcext:value-type="float">
            <text:p>131.291489361702</text:p>
          </table:table-cell>
          <table:table-cell/>
          <table:table-cell table:formula="of:=20 * LOG10([.$J26])" office:value-type="float" office:value="42.3647314992392" calcext:value-type="float">
            <text:p>42.3647314992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11.5404255319149" calcext:value-type="float">
            <text:p>11.5404255319149</text:p>
          </table:table-cell>
          <table:table-cell/>
          <table:table-cell table:formula="of:=20 * LOG10([.$J27])" office:value-type="float" office:value="21.2444364584658" calcext:value-type="float">
            <text:p>21.24443645846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48.5659574468085" calcext:value-type="float">
            <text:p>48.5659574468085</text:p>
          </table:table-cell>
          <table:table-cell/>
          <table:table-cell table:formula="of:=20 * LOG10([.$J28])" office:value-type="float" office:value="33.7266390998865" calcext:value-type="float">
            <text:p>33.72663909988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130.310638297872" calcext:value-type="float">
            <text:p>130.310638297872</text:p>
          </table:table-cell>
          <table:table-cell/>
          <table:table-cell table:formula="of:=20 * LOG10([.$J29])" office:value-type="float" office:value="42.2995974417218" calcext:value-type="float">
            <text:p>42.29959744172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167.336170212766" calcext:value-type="float">
            <text:p>167.336170212766</text:p>
          </table:table-cell>
          <table:table-cell/>
          <table:table-cell table:formula="of:=20 * LOG10([.$J30])" office:value-type="float" office:value="44.4717965031653" calcext:value-type="float">
            <text:p>44.471796503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250.523404255319" calcext:value-type="float">
            <text:p>250.523404255319</text:p>
          </table:table-cell>
          <table:table-cell/>
          <table:table-cell table:formula="of:=20 * LOG10([.$J31])" office:value-type="float" office:value="47.9769660902242" calcext:value-type="float">
            <text:p>47.97696609022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287.548936170213" calcext:value-type="float">
            <text:p>287.548936170213</text:p>
          </table:table-cell>
          <table:table-cell/>
          <table:table-cell table:formula="of:=20 * LOG10([.$J32])" office:value-type="float" office:value="49.1742353040019" calcext:value-type="float">
            <text:p>49.17423530400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369.293617021277" calcext:value-type="float">
            <text:p>369.293617021277</text:p>
          </table:table-cell>
          <table:table-cell/>
          <table:table-cell table:formula="of:=20 * LOG10([.$J33])" office:value-type="float" office:value="51.3474360248639" calcext:value-type="float">
            <text:p>51.34743602486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406.31914893617" calcext:value-type="float">
            <text:p>406.31914893617</text:p>
          </table:table-cell>
          <table:table-cell/>
          <table:table-cell table:formula="of:=20 * LOG10([.$J34])" office:value-type="float" office:value="52.1773458032275" calcext:value-type="float">
            <text:p>52.1773458032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490.948936170213" calcext:value-type="float">
            <text:p>490.948936170213</text:p>
          </table:table-cell>
          <table:table-cell/>
          <table:table-cell table:formula="of:=20 * LOG10([.$J35])" office:value-type="float" office:value="53.8207264659719" calcext:value-type="float">
            <text:p>53.820726465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527.974468085106" calcext:value-type="float">
            <text:p>527.974468085106</text:p>
          </table:table-cell>
          <table:table-cell/>
          <table:table-cell table:formula="of:=20 * LOG10([.$J36])" office:value-type="float" office:value="54.4522584265151" calcext:value-type="float">
            <text:p>54.45225842651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609.71914893617" calcext:value-type="float">
            <text:p>609.71914893617</text:p>
          </table:table-cell>
          <table:table-cell/>
          <table:table-cell table:formula="of:=20 * LOG10([.$J37])" office:value-type="float" office:value="55.7025966951479" calcext:value-type="float">
            <text:p>55.7025966951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646.744680851064" calcext:value-type="float">
            <text:p>646.744680851064</text:p>
          </table:table-cell>
          <table:table-cell/>
          <table:table-cell table:formula="of:=20 * LOG10([.$J38])" office:value-type="float" office:value="56.2146573110022" calcext:value-type="float">
            <text:p>56.21465731100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729.931914893617" calcext:value-type="float">
            <text:p>729.931914893617</text:p>
          </table:table-cell>
          <table:table-cell/>
          <table:table-cell table:formula="of:=20 * LOG10([.$J39])" office:value-type="float" office:value="57.2656470554229" calcext:value-type="float">
            <text:p>57.26564705542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766.957446808511" calcext:value-type="float">
            <text:p>766.957446808511</text:p>
          </table:table-cell>
          <table:table-cell/>
          <table:table-cell table:formula="of:=20 * LOG10([.$J40])" office:value-type="float" office:value="57.6954253720977" calcext:value-type="float">
            <text:p>57.69542537209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848.702127659574" calcext:value-type="float">
            <text:p>848.702127659574</text:p>
          </table:table-cell>
          <table:table-cell/>
          <table:table-cell table:formula="of:=20 * LOG10([.$J41])" office:value-type="float" office:value="58.5751058187105" calcext:value-type="float">
            <text:p>58.57510581871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885.727659574468" calcext:value-type="float">
            <text:p>885.727659574468</text:p>
          </table:table-cell>
          <table:table-cell/>
          <table:table-cell table:formula="of:=20 * LOG10([.$J42])" office:value-type="float" office:value="58.9460041414503" calcext:value-type="float">
            <text:p>58.94600414145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33.2425531914894" calcext:value-type="float">
            <text:p>33.2425531914894</text:p>
          </table:table-cell>
          <table:table-cell/>
          <table:table-cell table:formula="of:=20 * LOG10([.$J43])" office:value-type="float" office:value="30.4338874468816" calcext:value-type="float">
            <text:p>30.4338874468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139.895744680851" calcext:value-type="float">
            <text:p>139.895744680851</text:p>
          </table:table-cell>
          <table:table-cell/>
          <table:table-cell table:formula="of:=20 * LOG10([.$J44])" office:value-type="float" office:value="42.9160900883024" calcext:value-type="float">
            <text:p>42.91609008830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375.363829787234" calcext:value-type="float">
            <text:p>375.363829787234</text:p>
          </table:table-cell>
          <table:table-cell/>
          <table:table-cell table:formula="of:=20 * LOG10([.$J45])" office:value-type="float" office:value="51.4890484301376" calcext:value-type="float">
            <text:p>51.48904843013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482.017021276596" calcext:value-type="float">
            <text:p>482.017021276596</text:p>
          </table:table-cell>
          <table:table-cell/>
          <table:table-cell table:formula="of:=20 * LOG10([.$J46])" office:value-type="float" office:value="53.6612474915811" calcext:value-type="float">
            <text:p>53.66124749158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721.640425531915" calcext:value-type="float">
            <text:p>721.640425531915</text:p>
          </table:table-cell>
          <table:table-cell/>
          <table:table-cell table:formula="of:=20 * LOG10([.$J47])" office:value-type="float" office:value="57.16641707864" calcext:value-type="float">
            <text:p>57.16641707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828.293617021277" calcext:value-type="float">
            <text:p>828.293617021277</text:p>
          </table:table-cell>
          <table:table-cell/>
          <table:table-cell table:formula="of:=20 * LOG10([.$J48])" office:value-type="float" office:value="58.3636862924177" calcext:value-type="float">
            <text:p>58.36368629241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1063.76170212766" calcext:value-type="float">
            <text:p>1063.76170212766</text:p>
          </table:table-cell>
          <table:table-cell/>
          <table:table-cell table:formula="of:=20 * LOG10([.$J49])" office:value-type="float" office:value="60.5368870132797" calcext:value-type="float">
            <text:p>60.5368870132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1170.41489361702" calcext:value-type="float">
            <text:p>1170.41489361702</text:p>
          </table:table-cell>
          <table:table-cell/>
          <table:table-cell table:formula="of:=20 * LOG10([.$J50])" office:value-type="float" office:value="61.3667967916433" calcext:value-type="float">
            <text:p>61.36679679164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1414.19361702128" calcext:value-type="float">
            <text:p>1414.19361702128</text:p>
          </table:table-cell>
          <table:table-cell/>
          <table:table-cell table:formula="of:=20 * LOG10([.$J51])" office:value-type="float" office:value="63.0101774543877" calcext:value-type="float">
            <text:p>63.01017745438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1520.84680851064" calcext:value-type="float">
            <text:p>1520.84680851064</text:p>
          </table:table-cell>
          <table:table-cell/>
          <table:table-cell table:formula="of:=20 * LOG10([.$J52])" office:value-type="float" office:value="63.641709414931" calcext:value-type="float">
            <text:p>63.641709414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1756.31489361702" calcext:value-type="float">
            <text:p>1756.31489361702</text:p>
          </table:table-cell>
          <table:table-cell/>
          <table:table-cell table:formula="of:=20 * LOG10([.$J53])" office:value-type="float" office:value="64.8920476835638" calcext:value-type="float">
            <text:p>64.89204768356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1862.96808510638" calcext:value-type="float">
            <text:p>1862.96808510638</text:p>
          </table:table-cell>
          <table:table-cell/>
          <table:table-cell table:formula="of:=20 * LOG10([.$J54])" office:value-type="float" office:value="65.404108299418" calcext:value-type="float">
            <text:p>65.4041082994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2102.5914893617" calcext:value-type="float">
            <text:p>2102.5914893617</text:p>
          </table:table-cell>
          <table:table-cell/>
          <table:table-cell table:formula="of:=20 * LOG10([.$J55])" office:value-type="float" office:value="66.4550980438387" calcext:value-type="float">
            <text:p>66.45509804383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2209.24468085106" calcext:value-type="float">
            <text:p>2209.24468085106</text:p>
          </table:table-cell>
          <table:table-cell/>
          <table:table-cell table:formula="of:=20 * LOG10([.$J56])" office:value-type="float" office:value="66.8848763605135" calcext:value-type="float">
            <text:p>66.88487636051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2444.71276595745" calcext:value-type="float">
            <text:p>2444.71276595745</text:p>
          </table:table-cell>
          <table:table-cell/>
          <table:table-cell table:formula="of:=20 * LOG10([.$J57])" office:value-type="float" office:value="67.7645568071263" calcext:value-type="float">
            <text:p>67.76455680712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2551.36595744681" calcext:value-type="float">
            <text:p>2551.36595744681</text:p>
          </table:table-cell>
          <table:table-cell/>
          <table:table-cell table:formula="of:=20 * LOG10([.$J58])" office:value-type="float" office:value="68.1354551298661" calcext:value-type="float">
            <text:p>68.13545512986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43.0723404255319" calcext:value-type="float">
            <text:p>43.0723404255319</text:p>
          </table:table-cell>
          <table:table-cell/>
          <table:table-cell table:formula="of:=20 * LOG10([.$J59])" office:value-type="float" office:value="32.6839694140207" calcext:value-type="float">
            <text:p>32.6839694140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181.262765957447" calcext:value-type="float">
            <text:p>181.262765957447</text:p>
          </table:table-cell>
          <table:table-cell/>
          <table:table-cell table:formula="of:=20 * LOG10([.$J60])" office:value-type="float" office:value="45.1661720554414" calcext:value-type="float">
            <text:p>45.166172055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486.358510638298" calcext:value-type="float">
            <text:p>486.358510638298</text:p>
          </table:table-cell>
          <table:table-cell/>
          <table:table-cell table:formula="of:=20 * LOG10([.$J61])" office:value-type="float" office:value="53.7391303972767" calcext:value-type="float">
            <text:p>53.73913039727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624.548936170213" calcext:value-type="float">
            <text:p>624.548936170213</text:p>
          </table:table-cell>
          <table:table-cell/>
          <table:table-cell table:formula="of:=20 * LOG10([.$J62])" office:value-type="float" office:value="55.9113294587202" calcext:value-type="float">
            <text:p>55.91132945872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935.028723404255" calcext:value-type="float">
            <text:p>935.028723404255</text:p>
          </table:table-cell>
          <table:table-cell/>
          <table:table-cell table:formula="of:=20 * LOG10([.$J63])" office:value-type="float" office:value="59.416499045779" calcext:value-type="float">
            <text:p>59.4164990457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1073.21914893617" calcext:value-type="float">
            <text:p>1073.21914893617</text:p>
          </table:table-cell>
          <table:table-cell/>
          <table:table-cell table:formula="of:=20 * LOG10([.$J64])" office:value-type="float" office:value="60.6137682595568" calcext:value-type="float">
            <text:p>60.6137682595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1378.31489361702" calcext:value-type="float">
            <text:p>1378.31489361702</text:p>
          </table:table-cell>
          <table:table-cell/>
          <table:table-cell table:formula="of:=20 * LOG10([.$J65])" office:value-type="float" office:value="62.7869689804188" calcext:value-type="float">
            <text:p>62.7869689804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1516.50531914894" calcext:value-type="float">
            <text:p>1516.50531914894</text:p>
          </table:table-cell>
          <table:table-cell/>
          <table:table-cell table:formula="of:=20 * LOG10([.$J66])" office:value-type="float" office:value="63.6168787587824" calcext:value-type="float">
            <text:p>63.6168787587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1832.36914893617" calcext:value-type="float">
            <text:p>1832.36914893617</text:p>
          </table:table-cell>
          <table:table-cell/>
          <table:table-cell table:formula="of:=20 * LOG10([.$J67])" office:value-type="float" office:value="65.2602594215267" calcext:value-type="float">
            <text:p>65.2602594215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1970.55957446809" calcext:value-type="float">
            <text:p>1970.55957446809</text:p>
          </table:table-cell>
          <table:table-cell/>
          <table:table-cell table:formula="of:=20 * LOG10([.$J68])" office:value-type="float" office:value="65.89179138207" calcext:value-type="float">
            <text:p>65.89179138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2275.65531914894" calcext:value-type="float">
            <text:p>2275.65531914894</text:p>
          </table:table-cell>
          <table:table-cell/>
          <table:table-cell table:formula="of:=20 * LOG10([.$J69])" office:value-type="float" office:value="67.1421296507028" calcext:value-type="float">
            <text:p>67.1421296507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2413.84574468085" calcext:value-type="float">
            <text:p>2413.84574468085</text:p>
          </table:table-cell>
          <table:table-cell/>
          <table:table-cell table:formula="of:=20 * LOG10([.$J70])" office:value-type="float" office:value="67.6541902665571" calcext:value-type="float">
            <text:p>67.6541902665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2724.32553191489" calcext:value-type="float">
            <text:p>2724.32553191489</text:p>
          </table:table-cell>
          <table:table-cell/>
          <table:table-cell table:formula="of:=20 * LOG10([.$J71])" office:value-type="float" office:value="68.7051800109778" calcext:value-type="float">
            <text:p>68.705180010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2862.51595744681" calcext:value-type="float">
            <text:p>2862.51595744681</text:p>
          </table:table-cell>
          <table:table-cell/>
          <table:table-cell table:formula="of:=20 * LOG10([.$J72])" office:value-type="float" office:value="69.1349583276525" calcext:value-type="float">
            <text:p>69.1349583276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3167.61170212766" calcext:value-type="float">
            <text:p>3167.61170212766</text:p>
          </table:table-cell>
          <table:table-cell/>
          <table:table-cell table:formula="of:=20 * LOG10([.$J73])" office:value-type="float" office:value="70.0146387742654" calcext:value-type="float">
            <text:p>70.0146387742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3305.80212765957" calcext:value-type="float">
            <text:p>3305.80212765957</text:p>
          </table:table-cell>
          <table:table-cell/>
          <table:table-cell table:formula="of:=20 * LOG10([.$J74])" office:value-type="float" office:value="70.3855370970051" calcext:value-type="float">
            <text:p>70.3855370970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65.1574468085106" calcext:value-type="float">
            <text:p>65.1574468085106</text:p>
          </table:table-cell>
          <table:table-cell/>
          <table:table-cell table:formula="of:=20 * LOG10([.$J75])" office:value-type="float" office:value="36.2792811632206" calcext:value-type="float">
            <text:p>36.27928116322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274.204255319149" calcext:value-type="float">
            <text:p>274.204255319149</text:p>
          </table:table-cell>
          <table:table-cell/>
          <table:table-cell table:formula="of:=20 * LOG10([.$J76])" office:value-type="float" office:value="48.7614838046414" calcext:value-type="float">
            <text:p>48.7614838046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735.736170212766" calcext:value-type="float">
            <text:p>735.736170212766</text:p>
          </table:table-cell>
          <table:table-cell/>
          <table:table-cell table:formula="of:=20 * LOG10([.$J77])" office:value-type="float" office:value="57.3344421464766" calcext:value-type="float">
            <text:p>57.33444214647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944.782978723404" calcext:value-type="float">
            <text:p>944.782978723404</text:p>
          </table:table-cell>
          <table:table-cell/>
          <table:table-cell table:formula="of:=20 * LOG10([.$J78])" office:value-type="float" office:value="59.5066412079201" calcext:value-type="float">
            <text:p>59.50664120792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1414.45957446809" calcext:value-type="float">
            <text:p>1414.45957446809</text:p>
          </table:table-cell>
          <table:table-cell/>
          <table:table-cell table:formula="of:=20 * LOG10([.$J79])" office:value-type="float" office:value="63.011810794979" calcext:value-type="float">
            <text:p>63.01181079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1623.50638297872" calcext:value-type="float">
            <text:p>1623.50638297872</text:p>
          </table:table-cell>
          <table:table-cell/>
          <table:table-cell table:formula="of:=20 * LOG10([.$J80])" office:value-type="float" office:value="64.2090800087567" calcext:value-type="float">
            <text:p>64.20908000875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2085.03829787234" calcext:value-type="float">
            <text:p>2085.03829787234</text:p>
          </table:table-cell>
          <table:table-cell/>
          <table:table-cell table:formula="of:=20 * LOG10([.$J81])" office:value-type="float" office:value="66.3822807296188" calcext:value-type="float">
            <text:p>66.3822807296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2294.08510638298" calcext:value-type="float">
            <text:p>2294.08510638298</text:p>
          </table:table-cell>
          <table:table-cell/>
          <table:table-cell table:formula="of:=20 * LOG10([.$J82])" office:value-type="float" office:value="67.2121905079824" calcext:value-type="float">
            <text:p>67.2121905079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2771.90638297872" calcext:value-type="float">
            <text:p>2771.90638297872</text:p>
          </table:table-cell>
          <table:table-cell/>
          <table:table-cell table:formula="of:=20 * LOG10([.$J83])" office:value-type="float" office:value="68.8555711707267" calcext:value-type="float">
            <text:p>68.8555711707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2980.95319148936" calcext:value-type="float">
            <text:p>2980.95319148936</text:p>
          </table:table-cell>
          <table:table-cell/>
          <table:table-cell table:formula="of:=20 * LOG10([.$J84])" office:value-type="float" office:value="69.48710313127" calcext:value-type="float">
            <text:p>69.48710313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3442.48510638298" calcext:value-type="float">
            <text:p>3442.48510638298</text:p>
          </table:table-cell>
          <table:table-cell/>
          <table:table-cell table:formula="of:=20 * LOG10([.$J85])" office:value-type="float" office:value="70.7374413999028" calcext:value-type="float">
            <text:p>70.7374413999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3651.53191489362" calcext:value-type="float">
            <text:p>3651.53191489362</text:p>
          </table:table-cell>
          <table:table-cell/>
          <table:table-cell table:formula="of:=20 * LOG10([.$J86])" office:value-type="float" office:value="71.2495020157571" calcext:value-type="float">
            <text:p>71.2495020157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4121.2085106383" calcext:value-type="float">
            <text:p>4121.2085106383</text:p>
          </table:table-cell>
          <table:table-cell/>
          <table:table-cell table:formula="of:=20 * LOG10([.$J87])" office:value-type="float" office:value="72.3004917601778" calcext:value-type="float">
            <text:p>72.3004917601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4330.25531914894" calcext:value-type="float">
            <text:p>4330.25531914894</text:p>
          </table:table-cell>
          <table:table-cell/>
          <table:table-cell table:formula="of:=20 * LOG10([.$J88])" office:value-type="float" office:value="72.7302700768525" calcext:value-type="float">
            <text:p>72.7302700768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4791.78723404255" calcext:value-type="float">
            <text:p>4791.78723404255</text:p>
          </table:table-cell>
          <table:table-cell/>
          <table:table-cell table:formula="of:=20 * LOG10([.$J89])" office:value-type="float" office:value="73.6099505234654" calcext:value-type="float">
            <text:p>73.6099505234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5000.83404255319" calcext:value-type="float">
            <text:p>5000.83404255319</text:p>
          </table:table-cell>
          <table:table-cell/>
          <table:table-cell table:formula="of:=20 * LOG10([.$J90])" office:value-type="float" office:value="73.9808488462051" calcext:value-type="float">
            <text:p>73.9808488462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74.9872340425532" calcext:value-type="float">
            <text:p>74.9872340425532</text:p>
          </table:table-cell>
          <table:table-cell/>
          <table:table-cell table:formula="of:=20 * LOG10([.$J91])" office:value-type="float" office:value="37.4997466926942" calcext:value-type="float">
            <text:p>37.49974669269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315.571276595745" calcext:value-type="float">
            <text:p>315.571276595745</text:p>
          </table:table-cell>
          <table:table-cell/>
          <table:table-cell table:formula="of:=20 * LOG10([.$J92])" office:value-type="float" office:value="49.9819493341149" calcext:value-type="float">
            <text:p>49.98194933411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846.73085106383" calcext:value-type="float">
            <text:p>846.73085106383</text:p>
          </table:table-cell>
          <table:table-cell/>
          <table:table-cell table:formula="of:=20 * LOG10([.$J93])" office:value-type="float" office:value="58.5549076759502" calcext:value-type="float">
            <text:p>58.55490767595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1087.31489361702" calcext:value-type="float">
            <text:p>1087.31489361702</text:p>
          </table:table-cell>
          <table:table-cell/>
          <table:table-cell table:formula="of:=20 * LOG10([.$J94])" office:value-type="float" office:value="60.7271067373937" calcext:value-type="float">
            <text:p>60.72710673739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1627.84787234043" calcext:value-type="float">
            <text:p>1627.84787234043</text:p>
          </table:table-cell>
          <table:table-cell/>
          <table:table-cell table:formula="of:=20 * LOG10([.$J95])" office:value-type="float" office:value="64.2322763244525" calcext:value-type="float">
            <text:p>64.2322763244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1868.43191489362" calcext:value-type="float">
            <text:p>1868.43191489362</text:p>
          </table:table-cell>
          <table:table-cell/>
          <table:table-cell table:formula="of:=20 * LOG10([.$J96])" office:value-type="float" office:value="65.4295455382302" calcext:value-type="float">
            <text:p>65.42954553823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2399.5914893617" calcext:value-type="float">
            <text:p>2399.5914893617</text:p>
          </table:table-cell>
          <table:table-cell/>
          <table:table-cell table:formula="of:=20 * LOG10([.$J97])" office:value-type="float" office:value="67.6027462590923" calcext:value-type="float">
            <text:p>67.60274625909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2640.17553191489" calcext:value-type="float">
            <text:p>2640.17553191489</text:p>
          </table:table-cell>
          <table:table-cell/>
          <table:table-cell table:formula="of:=20 * LOG10([.$J98])" office:value-type="float" office:value="68.4326560374559" calcext:value-type="float">
            <text:p>68.43265603745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3190.08191489362" calcext:value-type="float">
            <text:p>3190.08191489362</text:p>
          </table:table-cell>
          <table:table-cell/>
          <table:table-cell table:formula="of:=20 * LOG10([.$J99])" office:value-type="float" office:value="70.0760367002002" calcext:value-type="float">
            <text:p>70.07603670020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3430.66595744681" calcext:value-type="float">
            <text:p>3430.66595744681</text:p>
          </table:table-cell>
          <table:table-cell/>
          <table:table-cell table:formula="of:=20 * LOG10([.$J100])" office:value-type="float" office:value="70.7075686607435" calcext:value-type="float">
            <text:p>70.70756866074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3961.82553191489" calcext:value-type="float">
            <text:p>3961.82553191489</text:p>
          </table:table-cell>
          <table:table-cell/>
          <table:table-cell table:formula="of:=20 * LOG10([.$J101])" office:value-type="float" office:value="71.9579069293763" calcext:value-type="float">
            <text:p>71.95790692937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4202.40957446809" calcext:value-type="float">
            <text:p>4202.40957446809</text:p>
          </table:table-cell>
          <table:table-cell/>
          <table:table-cell table:formula="of:=20 * LOG10([.$J102])" office:value-type="float" office:value="72.4699675452306" calcext:value-type="float">
            <text:p>72.46996754523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4742.94255319149" calcext:value-type="float">
            <text:p>4742.94255319149</text:p>
          </table:table-cell>
          <table:table-cell/>
          <table:table-cell table:formula="of:=20 * LOG10([.$J103])" office:value-type="float" office:value="73.5209572896513" calcext:value-type="float">
            <text:p>73.52095728965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4983.52659574468" calcext:value-type="float">
            <text:p>4983.52659574468</text:p>
          </table:table-cell>
          <table:table-cell/>
          <table:table-cell table:formula="of:=20 * LOG10([.$J104])" office:value-type="float" office:value="73.950735606326" calcext:value-type="float">
            <text:p>73.9507356063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5514.68617021277" calcext:value-type="float">
            <text:p>5514.68617021277</text:p>
          </table:table-cell>
          <table:table-cell/>
          <table:table-cell table:formula="of:=20 * LOG10([.$J105])" office:value-type="float" office:value="74.8304160529389" calcext:value-type="float">
            <text:p>74.83041605293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5755.27021276596" calcext:value-type="float">
            <text:p>5755.27021276596</text:p>
          </table:table-cell>
          <table:table-cell/>
          <table:table-cell table:formula="of:=20 * LOG10([.$J106])" office:value-type="float" office:value="75.2013143756786" calcext:value-type="float">
            <text:p>75.20131437567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96.6893617021277" calcext:value-type="float">
            <text:p>96.6893617021277</text:p>
          </table:table-cell>
          <table:table-cell/>
          <table:table-cell table:formula="of:=20 * LOG10([.$J107])" office:value-type="float" office:value="39.7075738646547" calcext:value-type="float">
            <text:p>39.70757386465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406.901063829787" calcext:value-type="float">
            <text:p>406.901063829787</text:p>
          </table:table-cell>
          <table:table-cell/>
          <table:table-cell table:formula="of:=20 * LOG10([.$J108])" office:value-type="float" office:value="52.1897765060754" calcext:value-type="float">
            <text:p>52.18977650607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1091.78404255319" calcext:value-type="float">
            <text:p>1091.78404255319</text:p>
          </table:table-cell>
          <table:table-cell/>
          <table:table-cell table:formula="of:=20 * LOG10([.$J109])" office:value-type="float" office:value="60.7627348479107" calcext:value-type="float">
            <text:p>60.76273484791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1401.99574468085" calcext:value-type="float">
            <text:p>1401.99574468085</text:p>
          </table:table-cell>
          <table:table-cell/>
          <table:table-cell table:formula="of:=20 * LOG10([.$J110])" office:value-type="float" office:value="62.9349339093542" calcext:value-type="float">
            <text:p>62.93493390935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2098.96489361702" calcext:value-type="float">
            <text:p>2098.96489361702</text:p>
          </table:table-cell>
          <table:table-cell/>
          <table:table-cell table:formula="of:=20 * LOG10([.$J111])" office:value-type="float" office:value="66.440103496413" calcext:value-type="float">
            <text:p>66.4401034964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2409.17659574468" calcext:value-type="float">
            <text:p>2409.17659574468</text:p>
          </table:table-cell>
          <table:table-cell/>
          <table:table-cell table:formula="of:=20 * LOG10([.$J112])" office:value-type="float" office:value="67.6373727101908" calcext:value-type="float">
            <text:p>67.6373727101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3094.05957446809" calcext:value-type="float">
            <text:p>3094.05957446809</text:p>
          </table:table-cell>
          <table:table-cell/>
          <table:table-cell table:formula="of:=20 * LOG10([.$J113])" office:value-type="float" office:value="69.8105734310528" calcext:value-type="float">
            <text:p>69.81057343105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3404.27127659575" calcext:value-type="float">
            <text:p>3404.27127659575</text:p>
          </table:table-cell>
          <table:table-cell/>
          <table:table-cell table:formula="of:=20 * LOG10([.$J114])" office:value-type="float" office:value="70.6404832094164" calcext:value-type="float">
            <text:p>70.64048320941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4113.32659574468" calcext:value-type="float">
            <text:p>4113.32659574468</text:p>
          </table:table-cell>
          <table:table-cell/>
          <table:table-cell table:formula="of:=20 * LOG10([.$J115])" office:value-type="float" office:value="72.2838638721608" calcext:value-type="float">
            <text:p>72.2838638721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4423.53829787234" calcext:value-type="float">
            <text:p>4423.53829787234</text:p>
          </table:table-cell>
          <table:table-cell/>
          <table:table-cell table:formula="of:=20 * LOG10([.$J116])" office:value-type="float" office:value="72.915395832704" calcext:value-type="float">
            <text:p>72.915395832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5108.42127659574" calcext:value-type="float">
            <text:p>5108.42127659574</text:p>
          </table:table-cell>
          <table:table-cell/>
          <table:table-cell table:formula="of:=20 * LOG10([.$J117])" office:value-type="float" office:value="74.1657341013368" calcext:value-type="float">
            <text:p>74.16573410133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5418.6329787234" calcext:value-type="float">
            <text:p>5418.6329787234</text:p>
          </table:table-cell>
          <table:table-cell/>
          <table:table-cell table:formula="of:=20 * LOG10([.$J118])" office:value-type="float" office:value="74.6777947171911" calcext:value-type="float">
            <text:p>74.67779471719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6115.60212765958" calcext:value-type="float">
            <text:p>6115.60212765958</text:p>
          </table:table-cell>
          <table:table-cell/>
          <table:table-cell table:formula="of:=20 * LOG10([.$J119])" office:value-type="float" office:value="75.7287844616118" calcext:value-type="float">
            <text:p>75.72878446161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6425.81382978724" calcext:value-type="float">
            <text:p>6425.81382978724</text:p>
          </table:table-cell>
          <table:table-cell/>
          <table:table-cell table:formula="of:=20 * LOG10([.$J120])" office:value-type="float" office:value="76.1585627782866" calcext:value-type="float">
            <text:p>76.158562778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7110.69680851064" calcext:value-type="float">
            <text:p>7110.69680851064</text:p>
          </table:table-cell>
          <table:table-cell/>
          <table:table-cell table:formula="of:=20 * LOG10([.$J121])" office:value-type="float" office:value="77.0382432248994" calcext:value-type="float">
            <text:p>77.03824322489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7420.9085106383" calcext:value-type="float">
            <text:p>7420.9085106383</text:p>
          </table:table-cell>
          <table:table-cell/>
          <table:table-cell table:formula="of:=20 * LOG10([.$J122])" office:value-type="float" office:value="77.4091415476392" calcext:value-type="float">
            <text:p>77.4091415476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106.51914893617" calcext:value-type="float">
            <text:p>106.51914893617</text:p>
          </table:table-cell>
          <table:table-cell/>
          <table:table-cell table:formula="of:=20 * LOG10([.$J123])" office:value-type="float" office:value="40.548553757328" calcext:value-type="float">
            <text:p>40.5485537573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448.268085106383" calcext:value-type="float">
            <text:p>448.268085106383</text:p>
          </table:table-cell>
          <table:table-cell/>
          <table:table-cell table:formula="of:=20 * LOG10([.$J124])" office:value-type="float" office:value="53.0307563987488" calcext:value-type="float">
            <text:p>53.03075639874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1202.77872340426" calcext:value-type="float">
            <text:p>1202.77872340426</text:p>
          </table:table-cell>
          <table:table-cell/>
          <table:table-cell table:formula="of:=20 * LOG10([.$J125])" office:value-type="float" office:value="61.603714740584" calcext:value-type="float">
            <text:p>61.603714740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1544.52765957447" calcext:value-type="float">
            <text:p>1544.52765957447</text:p>
          </table:table-cell>
          <table:table-cell/>
          <table:table-cell table:formula="of:=20 * LOG10([.$J126])" office:value-type="float" office:value="63.7759138020275" calcext:value-type="float">
            <text:p>63.7759138020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2312.35319148936" calcext:value-type="float">
            <text:p>2312.35319148936</text:p>
          </table:table-cell>
          <table:table-cell/>
          <table:table-cell table:formula="of:=20 * LOG10([.$J127])" office:value-type="float" office:value="67.2810833890864" calcext:value-type="float">
            <text:p>67.2810833890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2654.10212765957" calcext:value-type="float">
            <text:p>2654.10212765957</text:p>
          </table:table-cell>
          <table:table-cell/>
          <table:table-cell table:formula="of:=20 * LOG10([.$J128])" office:value-type="float" office:value="68.4783526028641" calcext:value-type="float">
            <text:p>68.47835260286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3408.61276595745" calcext:value-type="float">
            <text:p>3408.61276595745</text:p>
          </table:table-cell>
          <table:table-cell/>
          <table:table-cell table:formula="of:=20 * LOG10([.$J129])" office:value-type="float" office:value="70.6515533237261" calcext:value-type="float">
            <text:p>70.65155332372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3750.36170212766" calcext:value-type="float">
            <text:p>3750.36170212766</text:p>
          </table:table-cell>
          <table:table-cell/>
          <table:table-cell table:formula="of:=20 * LOG10([.$J130])" office:value-type="float" office:value="71.4814631020897" calcext:value-type="float">
            <text:p>71.48146310208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4531.50212765957" calcext:value-type="float">
            <text:p>4531.50212765957</text:p>
          </table:table-cell>
          <table:table-cell/>
          <table:table-cell table:formula="of:=20 * LOG10([.$J131])" office:value-type="float" office:value="73.1248437648341" calcext:value-type="float">
            <text:p>73.1248437648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4873.25106382979" calcext:value-type="float">
            <text:p>4873.25106382979</text:p>
          </table:table-cell>
          <table:table-cell/>
          <table:table-cell table:formula="of:=20 * LOG10([.$J132])" office:value-type="float" office:value="73.7563757253774" calcext:value-type="float">
            <text:p>73.75637572537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5627.76170212766" calcext:value-type="float">
            <text:p>5627.76170212766</text:p>
          </table:table-cell>
          <table:table-cell/>
          <table:table-cell table:formula="of:=20 * LOG10([.$J133])" office:value-type="float" office:value="75.0067139940102" calcext:value-type="float">
            <text:p>75.0067139940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5969.51063829787" calcext:value-type="float">
            <text:p>5969.51063829787</text:p>
          </table:table-cell>
          <table:table-cell/>
          <table:table-cell table:formula="of:=20 * LOG10([.$J134])" office:value-type="float" office:value="75.5187746098644" calcext:value-type="float">
            <text:p>75.51877460986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6737.33617021277" calcext:value-type="float">
            <text:p>6737.33617021277</text:p>
          </table:table-cell>
          <table:table-cell/>
          <table:table-cell table:formula="of:=20 * LOG10([.$J135])" office:value-type="float" office:value="76.5697643542851" calcext:value-type="float">
            <text:p>76.56976435428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7079.08510638298" calcext:value-type="float">
            <text:p>7079.08510638298</text:p>
          </table:table-cell>
          <table:table-cell/>
          <table:table-cell table:formula="of:=20 * LOG10([.$J136])" office:value-type="float" office:value="76.9995426709599" calcext:value-type="float">
            <text:p>76.99954267095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7833.59574468085" calcext:value-type="float">
            <text:p>7833.59574468085</text:p>
          </table:table-cell>
          <table:table-cell/>
          <table:table-cell table:formula="of:=20 * LOG10([.$J137])" office:value-type="float" office:value="77.8792231175727" calcext:value-type="float">
            <text:p>77.87922311757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8175.34468085106" calcext:value-type="float">
            <text:p>8175.34468085106</text:p>
          </table:table-cell>
          <table:table-cell/>
          <table:table-cell table:formula="of:=20 * LOG10([.$J138])" office:value-type="float" office:value="78.2501214403125" calcext:value-type="float">
            <text:p>78.25012144031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128.987234042553" calcext:value-type="float">
            <text:p>128.987234042553</text:p>
          </table:table-cell>
          <table:table-cell/>
          <table:table-cell table:formula="of:=20 * LOG10([.$J139])" office:value-type="float" office:value="42.210934599904" calcext:value-type="float">
            <text:p>42.210934599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542.821276595745" calcext:value-type="float">
            <text:p>542.821276595745</text:p>
          </table:table-cell>
          <table:table-cell/>
          <table:table-cell table:formula="of:=20 * LOG10([.$J140])" office:value-type="float" office:value="54.6931372413247" calcext:value-type="float">
            <text:p>54.69313724132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1456.48085106383" calcext:value-type="float">
            <text:p>1456.48085106383</text:p>
          </table:table-cell>
          <table:table-cell/>
          <table:table-cell table:formula="of:=20 * LOG10([.$J141])" office:value-type="float" office:value="63.26609558316" calcext:value-type="float">
            <text:p>63.266095583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1870.31489361702" calcext:value-type="float">
            <text:p>1870.31489361702</text:p>
          </table:table-cell>
          <table:table-cell/>
          <table:table-cell table:formula="of:=20 * LOG10([.$J142])" office:value-type="float" office:value="65.4382946446035" calcext:value-type="float">
            <text:p>65.43829464460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2800.09787234043" calcext:value-type="float">
            <text:p>2800.09787234043</text:p>
          </table:table-cell>
          <table:table-cell/>
          <table:table-cell table:formula="of:=20 * LOG10([.$J143])" office:value-type="float" office:value="68.9434642316624" calcext:value-type="float">
            <text:p>68.94346423166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3213.93191489362" calcext:value-type="float">
            <text:p>3213.93191489362</text:p>
          </table:table-cell>
          <table:table-cell/>
          <table:table-cell table:formula="of:=20 * LOG10([.$J144])" office:value-type="float" office:value="70.1407334454401" calcext:value-type="float">
            <text:p>70.1407334454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4127.5914893617" calcext:value-type="float">
            <text:p>4127.5914893617</text:p>
          </table:table-cell>
          <table:table-cell/>
          <table:table-cell table:formula="of:=20 * LOG10([.$J145])" office:value-type="float" office:value="72.3139341663021" calcext:value-type="float">
            <text:p>72.31393416630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4541.42553191489" calcext:value-type="float">
            <text:p>4541.42553191489</text:p>
          </table:table-cell>
          <table:table-cell/>
          <table:table-cell table:formula="of:=20 * LOG10([.$J146])" office:value-type="float" office:value="73.1438439446657" calcext:value-type="float">
            <text:p>73.14384394466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5487.33191489362" calcext:value-type="float">
            <text:p>5487.33191489362</text:p>
          </table:table-cell>
          <table:table-cell/>
          <table:table-cell table:formula="of:=20 * LOG10([.$J147])" office:value-type="float" office:value="74.7872246074101" calcext:value-type="float">
            <text:p>74.7872246074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5901.16595744681" calcext:value-type="float">
            <text:p>5901.16595744681</text:p>
          </table:table-cell>
          <table:table-cell/>
          <table:table-cell table:formula="of:=20 * LOG10([.$J148])" office:value-type="float" office:value="75.4187565679534" calcext:value-type="float">
            <text:p>75.41875656795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6814.82553191489" calcext:value-type="float">
            <text:p>6814.82553191489</text:p>
          </table:table-cell>
          <table:table-cell/>
          <table:table-cell table:formula="of:=20 * LOG10([.$J149])" office:value-type="float" office:value="76.6690948365862" calcext:value-type="float">
            <text:p>76.669094836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7228.65957446808" calcext:value-type="float">
            <text:p>7228.65957446808</text:p>
          </table:table-cell>
          <table:table-cell/>
          <table:table-cell table:formula="of:=20 * LOG10([.$J150])" office:value-type="float" office:value="77.1811554524404" calcext:value-type="float">
            <text:p>77.18115545244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8158.44255319149" calcext:value-type="float">
            <text:p>8158.44255319149</text:p>
          </table:table-cell>
          <table:table-cell/>
          <table:table-cell table:formula="of:=20 * LOG10([.$J151])" office:value-type="float" office:value="78.2321451968611" calcext:value-type="float">
            <text:p>78.23214519686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8572.27659574468" calcext:value-type="float">
            <text:p>8572.27659574468</text:p>
          </table:table-cell>
          <table:table-cell/>
          <table:table-cell table:formula="of:=20 * LOG10([.$J152])" office:value-type="float" office:value="78.6619235135359" calcext:value-type="float">
            <text:p>78.66192351353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9485.93617021277" calcext:value-type="float">
            <text:p>9485.93617021277</text:p>
          </table:table-cell>
          <table:table-cell/>
          <table:table-cell table:formula="of:=20 * LOG10([.$J153])" office:value-type="float" office:value="79.5416039601487" calcext:value-type="float">
            <text:p>79.54160396014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9899.77021276596" calcext:value-type="float">
            <text:p>9899.77021276596</text:p>
          </table:table-cell>
          <table:table-cell/>
          <table:table-cell table:formula="of:=20 * LOG10([.$J154])" office:value-type="float" office:value="79.9125022828885" calcext:value-type="float">
            <text:p>79.91250228288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138.817021276596" calcext:value-type="float">
            <text:p>138.817021276596</text:p>
          </table:table-cell>
          <table:table-cell/>
          <table:table-cell table:formula="of:=20 * LOG10([.$J155])" office:value-type="float" office:value="42.8488544222724" calcext:value-type="float">
            <text:p>42.84885442227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584.18829787234" calcext:value-type="float">
            <text:p>584.18829787234</text:p>
          </table:table-cell>
          <table:table-cell/>
          <table:table-cell table:formula="of:=20 * LOG10([.$J156])" office:value-type="float" office:value="55.3310570636931" calcext:value-type="float">
            <text:p>55.3310570636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1567.47553191489" calcext:value-type="float">
            <text:p>1567.47553191489</text:p>
          </table:table-cell>
          <table:table-cell/>
          <table:table-cell table:formula="of:=20 * LOG10([.$J157])" office:value-type="float" office:value="63.9040154055284" calcext:value-type="float">
            <text:p>63.9040154055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2012.84680851064" calcext:value-type="float">
            <text:p>2012.84680851064</text:p>
          </table:table-cell>
          <table:table-cell/>
          <table:table-cell table:formula="of:=20 * LOG10([.$J158])" office:value-type="float" office:value="66.0762144669719" calcext:value-type="float">
            <text:p>66.076214466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3013.48617021277" calcext:value-type="float">
            <text:p>3013.48617021277</text:p>
          </table:table-cell>
          <table:table-cell/>
          <table:table-cell table:formula="of:=20 * LOG10([.$J159])" office:value-type="float" office:value="69.5813840540307" calcext:value-type="float">
            <text:p>69.58138405403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3458.85744680851" calcext:value-type="float">
            <text:p>3458.85744680851</text:p>
          </table:table-cell>
          <table:table-cell/>
          <table:table-cell table:formula="of:=20 * LOG10([.$J160])" office:value-type="float" office:value="70.7786532678085" calcext:value-type="float">
            <text:p>70.77865326780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4442.14468085106" calcext:value-type="float">
            <text:p>4442.14468085106</text:p>
          </table:table-cell>
          <table:table-cell/>
          <table:table-cell table:formula="of:=20 * LOG10([.$J161])" office:value-type="float" office:value="72.9518539886705" calcext:value-type="float">
            <text:p>72.95185398867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4887.51595744681" calcext:value-type="float">
            <text:p>4887.51595744681</text:p>
          </table:table-cell>
          <table:table-cell/>
          <table:table-cell table:formula="of:=20 * LOG10([.$J162])" office:value-type="float" office:value="73.7817637670341" calcext:value-type="float">
            <text:p>73.7817637670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5905.50744680851" calcext:value-type="float">
            <text:p>5905.50744680851</text:p>
          </table:table-cell>
          <table:table-cell/>
          <table:table-cell table:formula="of:=20 * LOG10([.$J163])" office:value-type="float" office:value="75.4251444297784" calcext:value-type="float">
            <text:p>75.42514442977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6350.87872340426" calcext:value-type="float">
            <text:p>6350.87872340426</text:p>
          </table:table-cell>
          <table:table-cell/>
          <table:table-cell table:formula="of:=20 * LOG10([.$J164])" office:value-type="float" office:value="76.0566763903217" calcext:value-type="float">
            <text:p>76.0566763903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7334.16595744681" calcext:value-type="float">
            <text:p>7334.16595744681</text:p>
          </table:table-cell>
          <table:table-cell/>
          <table:table-cell table:formula="of:=20 * LOG10([.$J165])" office:value-type="float" office:value="77.3070146589545" calcext:value-type="float">
            <text:p>77.30701465895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7779.53723404255" calcext:value-type="float">
            <text:p>7779.53723404255</text:p>
          </table:table-cell>
          <table:table-cell/>
          <table:table-cell table:formula="of:=20 * LOG10([.$J166])" office:value-type="float" office:value="77.8190752748088" calcext:value-type="float">
            <text:p>77.81907527480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8780.17659574468" calcext:value-type="float">
            <text:p>8780.17659574468</text:p>
          </table:table-cell>
          <table:table-cell/>
          <table:table-cell table:formula="of:=20 * LOG10([.$J167])" office:value-type="float" office:value="78.8700650192295" calcext:value-type="float">
            <text:p>78.87006501922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9225.54787234043" calcext:value-type="float">
            <text:p>9225.54787234043</text:p>
          </table:table-cell>
          <table:table-cell/>
          <table:table-cell table:formula="of:=20 * LOG10([.$J168])" office:value-type="float" office:value="79.2998433359042" calcext:value-type="float">
            <text:p>79.29984333590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10208.835106383" calcext:value-type="float">
            <text:p>10208.835106383</text:p>
          </table:table-cell>
          <table:table-cell/>
          <table:table-cell table:formula="of:=20 * LOG10([.$J169])" office:value-type="float" office:value="80.1795237825171" calcext:value-type="float">
            <text:p>80.17952378251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10654.2063829787" calcext:value-type="float">
            <text:p>10654.2063829787</text:p>
          </table:table-cell>
          <table:table-cell/>
          <table:table-cell table:formula="of:=20 * LOG10([.$J170])" office:value-type="float" office:value="80.5504221052568" calcext:value-type="float">
            <text:p>80.5504221052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160.51914893617" calcext:value-type="float">
            <text:p>160.51914893617</text:p>
          </table:table-cell>
          <table:table-cell/>
          <table:table-cell table:formula="of:=20 * LOG10([.$J171])" office:value-type="float" office:value="44.1105369692419" calcext:value-type="float">
            <text:p>44.11053696924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675.518085106383" calcext:value-type="float">
            <text:p>675.518085106383</text:p>
          </table:table-cell>
          <table:table-cell/>
          <table:table-cell table:formula="of:=20 * LOG10([.$J172])" office:value-type="float" office:value="56.5927396106626" calcext:value-type="float">
            <text:p>56.59273961066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1812.52872340426" calcext:value-type="float">
            <text:p>1812.52872340426</text:p>
          </table:table-cell>
          <table:table-cell/>
          <table:table-cell table:formula="of:=20 * LOG10([.$J173])" office:value-type="float" office:value="65.1656979524979" calcext:value-type="float">
            <text:p>65.165697952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2327.52765957447" calcext:value-type="float">
            <text:p>2327.52765957447</text:p>
          </table:table-cell>
          <table:table-cell/>
          <table:table-cell table:formula="of:=20 * LOG10([.$J174])" office:value-type="float" office:value="67.3378970139414" calcext:value-type="float">
            <text:p>67.3378970139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3484.60319148936" calcext:value-type="float">
            <text:p>3484.60319148936</text:p>
          </table:table-cell>
          <table:table-cell/>
          <table:table-cell table:formula="of:=20 * LOG10([.$J175])" office:value-type="float" office:value="70.8430666010003" calcext:value-type="float">
            <text:p>70.84306660100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3999.60212765957" calcext:value-type="float">
            <text:p>3999.60212765957</text:p>
          </table:table-cell>
          <table:table-cell/>
          <table:table-cell table:formula="of:=20 * LOG10([.$J176])" office:value-type="float" office:value="72.040335814778" calcext:value-type="float">
            <text:p>72.040335814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5136.61276595745" calcext:value-type="float">
            <text:p>5136.61276595745</text:p>
          </table:table-cell>
          <table:table-cell/>
          <table:table-cell table:formula="of:=20 * LOG10([.$J177])" office:value-type="float" office:value="74.21353653564" calcext:value-type="float">
            <text:p>74.213536535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5651.61170212766" calcext:value-type="float">
            <text:p>5651.61170212766</text:p>
          </table:table-cell>
          <table:table-cell/>
          <table:table-cell table:formula="of:=20 * LOG10([.$J178])" office:value-type="float" office:value="75.0434463140036" calcext:value-type="float">
            <text:p>75.0434463140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6828.75212765957" calcext:value-type="float">
            <text:p>6828.75212765957</text:p>
          </table:table-cell>
          <table:table-cell/>
          <table:table-cell table:formula="of:=20 * LOG10([.$J179])" office:value-type="float" office:value="76.686826976748" calcext:value-type="float">
            <text:p>76.6868269767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7343.75106382979" calcext:value-type="float">
            <text:p>7343.75106382979</text:p>
          </table:table-cell>
          <table:table-cell/>
          <table:table-cell table:formula="of:=20 * LOG10([.$J180])" office:value-type="float" office:value="77.3183589372912" calcext:value-type="float">
            <text:p>77.31835893729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8480.76170212766" calcext:value-type="float">
            <text:p>8480.76170212766</text:p>
          </table:table-cell>
          <table:table-cell/>
          <table:table-cell table:formula="of:=20 * LOG10([.$J181])" office:value-type="float" office:value="78.5686972059241" calcext:value-type="float">
            <text:p>78.56869720592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8995.76063829787" calcext:value-type="float">
            <text:p>8995.76063829787</text:p>
          </table:table-cell>
          <table:table-cell/>
          <table:table-cell table:formula="of:=20 * LOG10([.$J182])" office:value-type="float" office:value="79.0807578217783" calcext:value-type="float">
            <text:p>79.08075782177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10152.8361702128" calcext:value-type="float">
            <text:p>10152.8361702128</text:p>
          </table:table-cell>
          <table:table-cell/>
          <table:table-cell table:formula="of:=20 * LOG10([.$J183])" office:value-type="float" office:value="80.131747566199" calcext:value-type="float">
            <text:p>80.1317475661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10667.835106383" calcext:value-type="float">
            <text:p>10667.835106383</text:p>
          </table:table-cell>
          <table:table-cell/>
          <table:table-cell table:formula="of:=20 * LOG10([.$J184])" office:value-type="float" office:value="80.5615258828738" calcext:value-type="float">
            <text:p>80.5615258828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11804.8457446809" calcext:value-type="float">
            <text:p>11804.8457446809</text:p>
          </table:table-cell>
          <table:table-cell/>
          <table:table-cell table:formula="of:=20 * LOG10([.$J185])" office:value-type="float" office:value="81.4412063294866" calcext:value-type="float">
            <text:p>81.4412063294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12319.8446808511" calcext:value-type="float">
            <text:p>12319.8446808511</text:p>
          </table:table-cell>
          <table:table-cell/>
          <table:table-cell table:formula="of:=20 * LOG10([.$J186])" office:value-type="float" office:value="81.8121046522264" calcext:value-type="float">
            <text:p>81.81210465222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170.348936170213" calcext:value-type="float">
            <text:p>170.348936170213</text:p>
          </table:table-cell>
          <table:table-cell/>
          <table:table-cell table:formula="of:=20 * LOG10([.$J187])" office:value-type="float" office:value="44.6267885148318" calcext:value-type="float">
            <text:p>44.626788514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716.885106382979" calcext:value-type="float">
            <text:p>716.885106382979</text:p>
          </table:table-cell>
          <table:table-cell/>
          <table:table-cell table:formula="of:=20 * LOG10([.$J188])" office:value-type="float" office:value="57.1089911562525" calcext:value-type="float">
            <text:p>57.1089911562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1923.52340425532" calcext:value-type="float">
            <text:p>1923.52340425532</text:p>
          </table:table-cell>
          <table:table-cell/>
          <table:table-cell table:formula="of:=20 * LOG10([.$J189])" office:value-type="float" office:value="65.6819494980878" calcext:value-type="float">
            <text:p>65.68194949808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2470.05957446809" calcext:value-type="float">
            <text:p>2470.05957446809</text:p>
          </table:table-cell>
          <table:table-cell/>
          <table:table-cell table:formula="of:=20 * LOG10([.$J190])" office:value-type="float" office:value="67.8541485595313" calcext:value-type="float">
            <text:p>67.85414855953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3697.9914893617" calcext:value-type="float">
            <text:p>3697.9914893617</text:p>
          </table:table-cell>
          <table:table-cell/>
          <table:table-cell table:formula="of:=20 * LOG10([.$J191])" office:value-type="float" office:value="71.3593181465902" calcext:value-type="float">
            <text:p>71.35931814659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4244.52765957447" calcext:value-type="float">
            <text:p>4244.52765957447</text:p>
          </table:table-cell>
          <table:table-cell/>
          <table:table-cell table:formula="of:=20 * LOG10([.$J192])" office:value-type="float" office:value="72.5565873603679" calcext:value-type="float">
            <text:p>72.55658736036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5451.16595744681" calcext:value-type="float">
            <text:p>5451.16595744681</text:p>
          </table:table-cell>
          <table:table-cell/>
          <table:table-cell table:formula="of:=20 * LOG10([.$J193])" office:value-type="float" office:value="74.7297880812299" calcext:value-type="float">
            <text:p>74.7297880812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5997.70212765957" calcext:value-type="float">
            <text:p>5997.70212765957</text:p>
          </table:table-cell>
          <table:table-cell/>
          <table:table-cell table:formula="of:=20 * LOG10([.$J194])" office:value-type="float" office:value="75.5596978595935" calcext:value-type="float">
            <text:p>75.5596978595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7246.92765957447" calcext:value-type="float">
            <text:p>7246.92765957447</text:p>
          </table:table-cell>
          <table:table-cell/>
          <table:table-cell table:formula="of:=20 * LOG10([.$J195])" office:value-type="float" office:value="77.2030785223379" calcext:value-type="float">
            <text:p>77.20307852233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7793.46382978723" calcext:value-type="float">
            <text:p>7793.46382978723</text:p>
          </table:table-cell>
          <table:table-cell/>
          <table:table-cell table:formula="of:=20 * LOG10([.$J196])" office:value-type="float" office:value="77.8346104828812" calcext:value-type="float">
            <text:p>77.83461048288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9000.10212765958" calcext:value-type="float">
            <text:p>9000.10212765958</text:p>
          </table:table-cell>
          <table:table-cell/>
          <table:table-cell table:formula="of:=20 * LOG10([.$J197])" office:value-type="float" office:value="79.084948751514" calcext:value-type="float">
            <text:p>79.0849487515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9546.63829787234" calcext:value-type="float">
            <text:p>9546.63829787234</text:p>
          </table:table-cell>
          <table:table-cell/>
          <table:table-cell table:formula="of:=20 * LOG10([.$J198])" office:value-type="float" office:value="79.5970093673682" calcext:value-type="float">
            <text:p>79.597009367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10774.570212766" calcext:value-type="float">
            <text:p>10774.570212766</text:p>
          </table:table-cell>
          <table:table-cell/>
          <table:table-cell table:formula="of:=20 * LOG10([.$J199])" office:value-type="float" office:value="80.6479991117889" calcext:value-type="float">
            <text:p>80.64799911178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11321.1063829787" calcext:value-type="float">
            <text:p>11321.1063829787</text:p>
          </table:table-cell>
          <table:table-cell/>
          <table:table-cell table:formula="of:=20 * LOG10([.$J200])" office:value-type="float" office:value="81.0777774284637" calcext:value-type="float">
            <text:p>81.07777742846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12527.7446808511" calcext:value-type="float">
            <text:p>12527.7446808511</text:p>
          </table:table-cell>
          <table:table-cell/>
          <table:table-cell table:formula="of:=20 * LOG10([.$J201])" office:value-type="float" office:value="81.9574578750765" calcext:value-type="float">
            <text:p>81.95745787507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13074.2808510638" calcext:value-type="float">
            <text:p>13074.2808510638</text:p>
          </table:table-cell>
          <table:table-cell/>
          <table:table-cell table:formula="of:=20 * LOG10([.$J202])" office:value-type="float" office:value="82.3283561978163" calcext:value-type="float">
            <text:p>82.32835619781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192.434042553192" calcext:value-type="float">
            <text:p>192.434042553192</text:p>
          </table:table-cell>
          <table:table-cell/>
          <table:table-cell table:formula="of:=20 * LOG10([.$J203])" office:value-type="float" office:value="45.6856380676739" calcext:value-type="float">
            <text:p>45.68563806767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809.826595744681" calcext:value-type="float">
            <text:p>809.826595744681</text:p>
          </table:table-cell>
          <table:table-cell/>
          <table:table-cell table:formula="of:=20 * LOG10([.$J204])" office:value-type="float" office:value="58.1678407090947" calcext:value-type="float">
            <text:p>58.16784070909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2172.90106382979" calcext:value-type="float">
            <text:p>2172.90106382979</text:p>
          </table:table-cell>
          <table:table-cell/>
          <table:table-cell table:formula="of:=20 * LOG10([.$J205])" office:value-type="float" office:value="66.7407990509299" calcext:value-type="float">
            <text:p>66.7407990509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2790.29361702128" calcext:value-type="float">
            <text:p>2790.29361702128</text:p>
          </table:table-cell>
          <table:table-cell/>
          <table:table-cell table:formula="of:=20 * LOG10([.$J206])" office:value-type="float" office:value="68.9129981123734" calcext:value-type="float">
            <text:p>68.91299811237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4177.42234042553" calcext:value-type="float">
            <text:p>4177.42234042553</text:p>
          </table:table-cell>
          <table:table-cell/>
          <table:table-cell table:formula="of:=20 * LOG10([.$J207])" office:value-type="float" office:value="72.4181676994323" calcext:value-type="float">
            <text:p>72.4181676994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4794.81489361702" calcext:value-type="float">
            <text:p>4794.81489361702</text:p>
          </table:table-cell>
          <table:table-cell/>
          <table:table-cell table:formula="of:=20 * LOG10([.$J208])" office:value-type="float" office:value="73.6154369132101" calcext:value-type="float">
            <text:p>73.6154369132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6157.88936170213" calcext:value-type="float">
            <text:p>6157.88936170213</text:p>
          </table:table-cell>
          <table:table-cell/>
          <table:table-cell table:formula="of:=20 * LOG10([.$J209])" office:value-type="float" office:value="75.7886376340721" calcext:value-type="float">
            <text:p>75.78863763407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6775.28191489362" calcext:value-type="float">
            <text:p>6775.28191489362</text:p>
          </table:table-cell>
          <table:table-cell/>
          <table:table-cell table:formula="of:=20 * LOG10([.$J210])" office:value-type="float" office:value="76.6185474124357" calcext:value-type="float">
            <text:p>76.61854741243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8186.46489361702" calcext:value-type="float">
            <text:p>8186.46489361702</text:p>
          </table:table-cell>
          <table:table-cell/>
          <table:table-cell table:formula="of:=20 * LOG10([.$J211])" office:value-type="float" office:value="78.26192807518" calcext:value-type="float">
            <text:p>78.261928075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8803.85744680851" calcext:value-type="float">
            <text:p>8803.85744680851</text:p>
          </table:table-cell>
          <table:table-cell/>
          <table:table-cell table:formula="of:=20 * LOG10([.$J212])" office:value-type="float" office:value="78.8934600357233" calcext:value-type="float">
            <text:p>78.8934600357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10166.9319148936" calcext:value-type="float">
            <text:p>10166.9319148936</text:p>
          </table:table-cell>
          <table:table-cell/>
          <table:table-cell table:formula="of:=20 * LOG10([.$J213])" office:value-type="float" office:value="80.1437983043561" calcext:value-type="float">
            <text:p>80.14379830435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10784.3244680851" calcext:value-type="float">
            <text:p>10784.3244680851</text:p>
          </table:table-cell>
          <table:table-cell/>
          <table:table-cell table:formula="of:=20 * LOG10([.$J214])" office:value-type="float" office:value="80.6558589202104" calcext:value-type="float">
            <text:p>80.65585892021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12171.4531914894" calcext:value-type="float">
            <text:p>12171.4531914894</text:p>
          </table:table-cell>
          <table:table-cell/>
          <table:table-cell table:formula="of:=20 * LOG10([.$J215])" office:value-type="float" office:value="81.7068486646311" calcext:value-type="float">
            <text:p>81.70684866463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12788.8457446809" calcext:value-type="float">
            <text:p>12788.8457446809</text:p>
          </table:table-cell>
          <table:table-cell/>
          <table:table-cell table:formula="of:=20 * LOG10([.$J216])" office:value-type="float" office:value="82.1366269813058" calcext:value-type="float">
            <text:p>82.13662698130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14151.920212766" calcext:value-type="float">
            <text:p>14151.920212766</text:p>
          </table:table-cell>
          <table:table-cell/>
          <table:table-cell table:formula="of:=20 * LOG10([.$J217])" office:value-type="float" office:value="83.0163074279187" calcext:value-type="float">
            <text:p>83.01630742791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14769.3127659574" calcext:value-type="float">
            <text:p>14769.3127659574</text:p>
          </table:table-cell>
          <table:table-cell/>
          <table:table-cell table:formula="of:=20 * LOG10([.$J218])" office:value-type="float" office:value="83.3872057506584" calcext:value-type="float">
            <text:p>83.3872057506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202.263829787234" calcext:value-type="float">
            <text:p>202.263829787234</text:p>
          </table:table-cell>
          <table:table-cell/>
          <table:table-cell table:formula="of:=20 * LOG10([.$J219])" office:value-type="float" office:value="46.1183645236036" calcext:value-type="float">
            <text:p>46.1183645236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851.193617021277" calcext:value-type="float">
            <text:p>851.193617021277</text:p>
          </table:table-cell>
          <table:table-cell/>
          <table:table-cell table:formula="of:=20 * LOG10([.$J220])" office:value-type="float" office:value="58.6005671650244" calcext:value-type="float">
            <text:p>58.60056716502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2283.89574468085" calcext:value-type="float">
            <text:p>2283.89574468085</text:p>
          </table:table-cell>
          <table:table-cell/>
          <table:table-cell table:formula="of:=20 * LOG10([.$J221])" office:value-type="float" office:value="67.1735255068596" calcext:value-type="float">
            <text:p>67.17352550685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2932.82553191489" calcext:value-type="float">
            <text:p>2932.82553191489</text:p>
          </table:table-cell>
          <table:table-cell/>
          <table:table-cell table:formula="of:=20 * LOG10([.$J222])" office:value-type="float" office:value="69.3457245683031" calcext:value-type="float">
            <text:p>69.34572456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4390.81063829787" calcext:value-type="float">
            <text:p>4390.81063829787</text:p>
          </table:table-cell>
          <table:table-cell/>
          <table:table-cell table:formula="of:=20 * LOG10([.$J223])" office:value-type="float" office:value="72.850894155362" calcext:value-type="float">
            <text:p>72.8508941553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5039.74042553191" calcext:value-type="float">
            <text:p>5039.74042553191</text:p>
          </table:table-cell>
          <table:table-cell/>
          <table:table-cell table:formula="of:=20 * LOG10([.$J224])" office:value-type="float" office:value="74.0481633691397" calcext:value-type="float">
            <text:p>74.04816336913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6472.44255319149" calcext:value-type="float">
            <text:p>6472.44255319149</text:p>
          </table:table-cell>
          <table:table-cell/>
          <table:table-cell table:formula="of:=20 * LOG10([.$J225])" office:value-type="float" office:value="76.2213640900017" calcext:value-type="float">
            <text:p>76.22136409000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7121.37234042553" calcext:value-type="float">
            <text:p>7121.37234042553</text:p>
          </table:table-cell>
          <table:table-cell/>
          <table:table-cell table:formula="of:=20 * LOG10([.$J226])" office:value-type="float" office:value="77.0512738683654" calcext:value-type="float">
            <text:p>77.0512738683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8604.64042553191" calcext:value-type="float">
            <text:p>8604.64042553191</text:p>
          </table:table-cell>
          <table:table-cell/>
          <table:table-cell table:formula="of:=20 * LOG10([.$J227])" office:value-type="float" office:value="78.6946545311097" calcext:value-type="float">
            <text:p>78.69465453110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9253.57021276596" calcext:value-type="float">
            <text:p>9253.57021276596</text:p>
          </table:table-cell>
          <table:table-cell/>
          <table:table-cell table:formula="of:=20 * LOG10([.$J228])" office:value-type="float" office:value="79.326186491653" calcext:value-type="float">
            <text:p>79.32618649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10686.2723404255" calcext:value-type="float">
            <text:p>10686.2723404255</text:p>
          </table:table-cell>
          <table:table-cell/>
          <table:table-cell table:formula="of:=20 * LOG10([.$J229])" office:value-type="float" office:value="80.5765247602858" calcext:value-type="float">
            <text:p>80.5765247602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11335.2021276596" calcext:value-type="float">
            <text:p>11335.2021276596</text:p>
          </table:table-cell>
          <table:table-cell/>
          <table:table-cell table:formula="of:=20 * LOG10([.$J230])" office:value-type="float" office:value="81.0885853761401" calcext:value-type="float">
            <text:p>81.0885853761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12793.1872340426" calcext:value-type="float">
            <text:p>12793.1872340426</text:p>
          </table:table-cell>
          <table:table-cell/>
          <table:table-cell table:formula="of:=20 * LOG10([.$J231])" office:value-type="float" office:value="82.1395751205608" calcext:value-type="float">
            <text:p>82.1395751205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13442.1170212766" calcext:value-type="float">
            <text:p>13442.1170212766</text:p>
          </table:table-cell>
          <table:table-cell/>
          <table:table-cell table:formula="of:=20 * LOG10([.$J232])" office:value-type="float" office:value="82.5693534372355" calcext:value-type="float">
            <text:p>82.5693534372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14874.8191489362" calcext:value-type="float">
            <text:p>14874.8191489362</text:p>
          </table:table-cell>
          <table:table-cell/>
          <table:table-cell table:formula="of:=20 * LOG10([.$J233])" office:value-type="float" office:value="83.4490338838483" calcext:value-type="float">
            <text:p>83.44903388384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15523.7489361702" calcext:value-type="float">
            <text:p>15523.7489361702</text:p>
          </table:table-cell>
          <table:table-cell/>
          <table:table-cell table:formula="of:=20 * LOG10([.$J234])" office:value-type="float" office:value="83.8199322065881" calcext:value-type="float">
            <text:p>83.81993220658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223.965957446809" calcext:value-type="float">
            <text:p>223.965957446809</text:p>
          </table:table-cell>
          <table:table-cell/>
          <table:table-cell table:formula="of:=20 * LOG10([.$J235])" office:value-type="float" office:value="47.0036402223479" calcext:value-type="float">
            <text:p>47.0036402223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942.523404255319" calcext:value-type="float">
            <text:p>942.523404255319</text:p>
          </table:table-cell>
          <table:table-cell/>
          <table:table-cell table:formula="of:=20 * LOG10([.$J236])" office:value-type="float" office:value="59.4858428637686" calcext:value-type="float">
            <text:p>59.48584286376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2528.94893617021" calcext:value-type="float">
            <text:p>2528.94893617021</text:p>
          </table:table-cell>
          <table:table-cell/>
          <table:table-cell table:formula="of:=20 * LOG10([.$J237])" office:value-type="float" office:value="68.0588012056039" calcext:value-type="float">
            <text:p>68.05880120560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3247.50638297872" calcext:value-type="float">
            <text:p>3247.50638297872</text:p>
          </table:table-cell>
          <table:table-cell/>
          <table:table-cell table:formula="of:=20 * LOG10([.$J238])" office:value-type="float" office:value="70.2310002670474" calcext:value-type="float">
            <text:p>70.23100026704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4861.92765957447" calcext:value-type="float">
            <text:p>4861.92765957447</text:p>
          </table:table-cell>
          <table:table-cell/>
          <table:table-cell table:formula="of:=20 * LOG10([.$J239])" office:value-type="float" office:value="73.7361698541062" calcext:value-type="float">
            <text:p>73.73616985410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5580.48510638298" calcext:value-type="float">
            <text:p>5580.48510638298</text:p>
          </table:table-cell>
          <table:table-cell/>
          <table:table-cell table:formula="of:=20 * LOG10([.$J240])" office:value-type="float" office:value="74.933439067884" calcext:value-type="float">
            <text:p>74.9334390678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7166.91063829787" calcext:value-type="float">
            <text:p>7166.91063829787</text:p>
          </table:table-cell>
          <table:table-cell/>
          <table:table-cell table:formula="of:=20 * LOG10([.$J241])" office:value-type="float" office:value="77.106639788746" calcext:value-type="float">
            <text:p>77.10663978874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7885.46808510638" calcext:value-type="float">
            <text:p>7885.46808510638</text:p>
          </table:table-cell>
          <table:table-cell/>
          <table:table-cell table:formula="of:=20 * LOG10([.$J242])" office:value-type="float" office:value="77.9365495671096" calcext:value-type="float">
            <text:p>77.93654956710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9527.88510638298" calcext:value-type="float">
            <text:p>9527.88510638298</text:p>
          </table:table-cell>
          <table:table-cell/>
          <table:table-cell table:formula="of:=20 * LOG10([.$J243])" office:value-type="float" office:value="79.5799302298539" calcext:value-type="float">
            <text:p>79.57993022985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10246.4425531915" calcext:value-type="float">
            <text:p>10246.4425531915</text:p>
          </table:table-cell>
          <table:table-cell/>
          <table:table-cell table:formula="of:=20 * LOG10([.$J244])" office:value-type="float" office:value="80.2114621903972" calcext:value-type="float">
            <text:p>80.21146219039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11832.8680851064" calcext:value-type="float">
            <text:p>11832.8680851064</text:p>
          </table:table-cell>
          <table:table-cell/>
          <table:table-cell table:formula="of:=20 * LOG10([.$J245])" office:value-type="float" office:value="81.46180045903" calcext:value-type="float">
            <text:p>81.461800459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12551.4255319149" calcext:value-type="float">
            <text:p>12551.4255319149</text:p>
          </table:table-cell>
          <table:table-cell/>
          <table:table-cell table:formula="of:=20 * LOG10([.$J246])" office:value-type="float" office:value="81.9738610748843" calcext:value-type="float">
            <text:p>81.97386107488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14165.8468085106" calcext:value-type="float">
            <text:p>14165.8468085106</text:p>
          </table:table-cell>
          <table:table-cell/>
          <table:table-cell table:formula="of:=20 * LOG10([.$J247])" office:value-type="float" office:value="83.024850819305" calcext:value-type="float">
            <text:p>83.0248508193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14884.4042553191" calcext:value-type="float">
            <text:p>14884.4042553191</text:p>
          </table:table-cell>
          <table:table-cell/>
          <table:table-cell table:formula="of:=20 * LOG10([.$J248])" office:value-type="float" office:value="83.4546291359797" calcext:value-type="float">
            <text:p>83.4546291359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16470.829787234" calcext:value-type="float">
            <text:p>16470.829787234</text:p>
          </table:table-cell>
          <table:table-cell/>
          <table:table-cell table:formula="of:=20 * LOG10([.$J249])" office:value-type="float" office:value="84.3343095825926" calcext:value-type="float">
            <text:p>84.33430958259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17189.3872340426" calcext:value-type="float">
            <text:p>17189.3872340426</text:p>
          </table:table-cell>
          <table:table-cell/>
          <table:table-cell table:formula="of:=20 * LOG10([.$J250])" office:value-type="float" office:value="84.7052079053323" calcext:value-type="float">
            <text:p>84.7052079053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233.795744680851" calcext:value-type="float">
            <text:p>233.795744680851</text:p>
          </table:table-cell>
          <table:table-cell/>
          <table:table-cell table:formula="of:=20 * LOG10([.$J251])" office:value-type="float" office:value="47.3767320459738" calcext:value-type="float">
            <text:p>47.3767320459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983.890425531915" calcext:value-type="float">
            <text:p>983.890425531915</text:p>
          </table:table-cell>
          <table:table-cell/>
          <table:table-cell table:formula="of:=20 * LOG10([.$J252])" office:value-type="float" office:value="59.8589346873945" calcext:value-type="float">
            <text:p>59.85893468739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2639.94361702128" calcext:value-type="float">
            <text:p>2639.94361702128</text:p>
          </table:table-cell>
          <table:table-cell/>
          <table:table-cell table:formula="of:=20 * LOG10([.$J253])" office:value-type="float" office:value="68.4318930292298" calcext:value-type="float">
            <text:p>68.43189302922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3390.03829787234" calcext:value-type="float">
            <text:p>3390.03829787234</text:p>
          </table:table-cell>
          <table:table-cell/>
          <table:table-cell table:formula="of:=20 * LOG10([.$J254])" office:value-type="float" office:value="70.6040920906733" calcext:value-type="float">
            <text:p>70.6040920906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5075.31595744681" calcext:value-type="float">
            <text:p>5075.31595744681</text:p>
          </table:table-cell>
          <table:table-cell/>
          <table:table-cell table:formula="of:=20 * LOG10([.$J255])" office:value-type="float" office:value="74.1092616777322" calcext:value-type="float">
            <text:p>74.10926167773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5825.41063829787" calcext:value-type="float">
            <text:p>5825.41063829787</text:p>
          </table:table-cell>
          <table:table-cell/>
          <table:table-cell table:formula="of:=20 * LOG10([.$J256])" office:value-type="float" office:value="75.3065308915099" calcext:value-type="float">
            <text:p>75.30653089150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7481.46382978723" calcext:value-type="float">
            <text:p>7481.46382978723</text:p>
          </table:table-cell>
          <table:table-cell/>
          <table:table-cell table:formula="of:=20 * LOG10([.$J257])" office:value-type="float" office:value="77.4797316123719" calcext:value-type="float">
            <text:p>77.4797316123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8231.5585106383" calcext:value-type="float">
            <text:p>8231.5585106383</text:p>
          </table:table-cell>
          <table:table-cell/>
          <table:table-cell table:formula="of:=20 * LOG10([.$J258])" office:value-type="float" office:value="78.3096413907355" calcext:value-type="float">
            <text:p>78.3096413907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9946.06063829787" calcext:value-type="float">
            <text:p>9946.06063829787</text:p>
          </table:table-cell>
          <table:table-cell/>
          <table:table-cell table:formula="of:=20 * LOG10([.$J259])" office:value-type="float" office:value="79.9530220534799" calcext:value-type="float">
            <text:p>79.95302205347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10696.1553191489" calcext:value-type="float">
            <text:p>10696.1553191489</text:p>
          </table:table-cell>
          <table:table-cell/>
          <table:table-cell table:formula="of:=20 * LOG10([.$J260])" office:value-type="float" office:value="80.5845540140231" calcext:value-type="float">
            <text:p>80.58455401402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12352.2085106383" calcext:value-type="float">
            <text:p>12352.2085106383</text:p>
          </table:table-cell>
          <table:table-cell/>
          <table:table-cell table:formula="of:=20 * LOG10([.$J261])" office:value-type="float" office:value="81.834892282656" calcext:value-type="float">
            <text:p>81.8348922826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13102.3031914894" calcext:value-type="float">
            <text:p>13102.3031914894</text:p>
          </table:table-cell>
          <table:table-cell/>
          <table:table-cell table:formula="of:=20 * LOG10([.$J262])" office:value-type="float" office:value="82.3469528985102" calcext:value-type="float">
            <text:p>82.3469528985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14787.5808510638" calcext:value-type="float">
            <text:p>14787.5808510638</text:p>
          </table:table-cell>
          <table:table-cell/>
          <table:table-cell table:formula="of:=20 * LOG10([.$J263])" office:value-type="float" office:value="83.3979426429309" calcext:value-type="float">
            <text:p>83.39794264293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15537.6755319149" calcext:value-type="float">
            <text:p>15537.6755319149</text:p>
          </table:table-cell>
          <table:table-cell/>
          <table:table-cell table:formula="of:=20 * LOG10([.$J264])" office:value-type="float" office:value="83.8277209596057" calcext:value-type="float">
            <text:p>83.8277209596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17193.7287234043" calcext:value-type="float">
            <text:p>17193.7287234043</text:p>
          </table:table-cell>
          <table:table-cell/>
          <table:table-cell table:formula="of:=20 * LOG10([.$J265])" office:value-type="float" office:value="84.7074014062185" calcext:value-type="float">
            <text:p>84.70740140621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17943.8234042553" calcext:value-type="float">
            <text:p>17943.8234042553</text:p>
          </table:table-cell>
          <table:table-cell/>
          <table:table-cell table:formula="of:=20 * LOG10([.$J266])" office:value-type="float" office:value="85.0782997289583" calcext:value-type="float">
            <text:p>85.0782997289583</text:p>
          </table:table-cell>
          <table:table-cell table:number-columns-repeated="1012"/>
        </table:table-row>
      </table:table>
      <table:table table:name="Speaker" table:style-name="ta1"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28" office:value-type="string" calcext:value-type="string">
            <text:p>Limiting Calculations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7"/>
        </table:table-row>
        <table:table-row table:style-name="ro1">
          <table:table-cell office:value-type="string" calcext:value-type="string">
            <text:p>Speaker Resistance (ohms)</text:p>
          </table:table-cell>
          <table:table-cell/>
          <table:table-cell table:formula="of:=[.D2] * 0.85"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formula="of:=[.D2] * 1.15" office:value-type="float" office:value="9.2" calcext:value-type="float">
            <text:p>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DC (RMS) Current Limit (mA)</text:p>
          </table:table-cell>
          <table:table-cell table:number-columns-repeated="3"/>
          <table:table-cell table:style-name="ce31" table:formula="of:=FLOOR(1000 * SQRT([.E3] / [.E2]))"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OCP DC (RMS) Current Limit (mA)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54" calcext:value-type="float">
            <text:p>354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31" table:formula="of:=IF([.E6] &gt; [.$E$4]; CONCATENATE(&quot;Maximum current limit of &quot;; [.$E$4]; &quot;mA for the speaker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Peak Current (mA)</text:p>
          </table:table-cell>
          <table:table-cell/>
          <table:table-cell table:style-name="ce31" table:formula="of:=[.C6] * SQRT(2)" office:value-type="float" office:value="436.991990773286" calcext:value-type="float">
            <text:p>436.991990773286</text:p>
          </table:table-cell>
          <table:table-cell table:style-name="ce31" table:formula="of:=[.D6] * SQRT(2)" office:value-type="float" office:value="500.631601080076" calcext:value-type="float">
            <text:p>500.631601080076</text:p>
          </table:table-cell>
          <table:table-cell table:style-name="ce31" table:formula="of:=[.E6] * SQRT(2)" office:value-type="float" office:value="568.513852073984" calcext:value-type="float">
            <text:p>568.513852073984</text:p>
          </table:table-cell>
          <table:table-cell/>
          <table:table-cell table:style-name="ce31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table:style-name="ce31" table:formula="of:=POWER([.C6] / 1000; 2) * [.C2]" office:value-type="float" office:value="0.6492708" calcext:value-type="float">
            <text:p>0.6492708</text:p>
          </table:table-cell>
          <table:table-cell table:style-name="ce31" table:formula="of:=POWER([.D6] / 1000; 2) * [.D2]" office:value-type="float" office:value="1.002528" calcext:value-type="float">
            <text:p>1.002528</text:p>
          </table:table-cell>
          <table:table-cell table:style-name="ce31" table:formula="of:=POWER([.E6] / 1000; 2) * [.E2]" office:value-type="float" office:value="1.4867568" calcext:value-type="float">
            <text:p>1.4867568</text:p>
          </table:table-cell>
          <table:table-cell/>
          <table:table-cell table:style-name="ce31" table:formula="of:=IF(OR([.C9] &gt; [.$E$3]; [.D9] &gt; [.$E$3]; [.E9] &gt; [.$E$3]); CONCATENATE(&quot;Upper limit of speaker power (&quot;; [.$E$3]; &quot;W)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RMS Speaker Voltage (V)</text:p>
          </table:table-cell>
          <table:table-cell/>
          <table:table-cell table:style-name="ce31" table:formula="of:=[.C6] / 1000 * [.C2]" office:value-type="float" office:value="2.1012" calcext:value-type="float">
            <text:p>2.1012</text:p>
          </table:table-cell>
          <table:table-cell table:style-name="ce31" table:formula="of:=[.D6] / 1000 * [.D2]" office:value-type="float" office:value="2.832" calcext:value-type="float">
            <text:p>2.832</text:p>
          </table:table-cell>
          <table:table-cell table:style-name="ce31" table:formula="of:=[.E6] / 1000 * [.E2]" office:value-type="float" office:value="3.6984" calcext:value-type="float">
            <text:p>3.6984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Peak Speaker Voltage (V)</text:p>
          </table:table-cell>
          <table:table-cell/>
          <table:table-cell table:style-name="ce31" table:formula="of:=[.C10] * SQRT(2)" office:value-type="float" office:value="2.97154553725835" calcext:value-type="float">
            <text:p>2.97154553725835</text:p>
          </table:table-cell>
          <table:table-cell table:style-name="ce31" table:formula="of:=[.D10] * SQRT(2)" office:value-type="float" office:value="4.00505280864061" calcext:value-type="float">
            <text:p>4.00505280864061</text:p>
          </table:table-cell>
          <table:table-cell table:style-name="ce31" table:formula="of:=[.E10] * SQRT(2)" office:value-type="float" office:value="5.23032743908066" calcext:value-type="float">
            <text:p>5.2303274390806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8" office:value-type="string" calcext:value-type="string">
            <text:p>Amplifier Output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7"/>
        </table:table-row>
        <table:table-row table:style-name="ro1">
          <table:table-cell office:value-type="string" calcext:value-type="string">
            <text:p>Peak Speaker Voltage (V)</text:p>
          </table:table-cell>
          <table:table-cell/>
          <table:table-cell table:formula="of:=[.D14] * 0.95"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formula="of:=[.D14] * 1.05"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RMS Speaker Voltage (V)</text:p>
          </table:table-cell>
          <table:table-cell/>
          <table:table-cell table:style-name="ce31" table:formula="of:=[.C14] / SQRT(2)" office:value-type="float" office:value="2.68700576850888" calcext:value-type="float">
            <text:p>2.68700576850888</text:p>
          </table:table-cell>
          <table:table-cell table:style-name="ce31" table:formula="of:=[.D14] / SQRT(2)" office:value-type="float" office:value="2.82842712474619" calcext:value-type="float">
            <text:p>2.82842712474619</text:p>
          </table:table-cell>
          <table:table-cell table:style-name="ce31" table:formula="of:=[.E14] / SQRT(2)" office:value-type="float" office:value="2.9698484809835" calcext:value-type="float">
            <text:p>2.9698484809835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31" office:value-type="string" calcext:value-type="string">
            <text:p>RMS Speaker Current (mA)</text:p>
          </table:table-cell>
          <table:table-cell/>
          <table:table-cell table:style-name="ce31" table:formula="of:=1000 * [.C15] / [.E2]" office:value-type="float" office:value="292.065844403139" calcext:value-type="float">
            <text:p>292.065844403139</text:p>
          </table:table-cell>
          <table:table-cell table:style-name="ce31" table:formula="of:=1000 * [.C15] / [.C2]" office:value-type="float" office:value="395.147907133659" calcext:value-type="float">
            <text:p>395.147907133659</text:p>
          </table:table-cell>
          <table:table-cell table:style-name="ce31" table:formula="of:=1000 * [.E15] / [.C2]" office:value-type="float" office:value="436.742423674044" calcext:value-type="float">
            <text:p>436.742423674044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Peak Speaker Current (mA)</text:p>
          </table:table-cell>
          <table:table-cell/>
          <table:table-cell table:style-name="ce31" table:formula="of:=[.C17] * SQRT(2)" office:value-type="float" office:value="413.04347826087" calcext:value-type="float">
            <text:p>413.04347826087</text:p>
          </table:table-cell>
          <table:table-cell table:style-name="ce31" table:formula="of:=[.D17] * SQRT(2)" office:value-type="float" office:value="558.823529411765" calcext:value-type="float">
            <text:p>558.823529411765</text:p>
          </table:table-cell>
          <table:table-cell table:style-name="ce31" table:formula="of:=[.E17] * SQRT(2)" office:value-type="float" office:value="617.64705882353" calcext:value-type="float">
            <text:p>617.6470588235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31" office:value-type="string" calcext:value-type="string">
            <text:p>Speaker Power (W)</text:p>
          </table:table-cell>
          <table:table-cell/>
          <table:table-cell table:style-name="ce31" table:formula="of:=[.C15] * [.C17] / 1000" office:value-type="float" office:value="0.784782608695652" calcext:value-type="float">
            <text:p>0.784782608695652</text:p>
          </table:table-cell>
          <table:table-cell table:style-name="ce31" table:formula="of:=[.D15] * [.D17] / 1000" office:value-type="float" office:value="1.11764705882353" calcext:value-type="float">
            <text:p>1.11764705882353</text:p>
          </table:table-cell>
          <table:table-cell table:style-name="ce31" table:formula="of:=[.E15] * [.E17] / 1000" office:value-type="float" office:value="1.29705882352941" calcext:value-type="float">
            <text:p>1.2970588235294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0:48:26.5381702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3-23T15:02:59.798001332</dc:date>
    <dc:creator>Pete Restall</dc:creator>
    <meta:editing-duration>P15DT3M23S</meta:editing-duration>
    <meta:editing-cycles>342</meta:editing-cycles>
    <meta:generator>LibreOffice/7.6.5.2$Linux_X86_64 LibreOffice_project/60$Build-2</meta:generator>
    <meta:document-statistic meta:table-count="12" meta:cell-count="2137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Poor Man PGA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or Man PGA'.L11:'Poor Man PGA'.L266" loext:label-string="dbgain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6316381625467">
                <text:p>4.66316381625467</text:p>
                <draw:g>
                  <svg:desc>'Poor Man PGA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453664576754">
                <text:p>17.1453664576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7183247995107">
                <text:p>25.7183247995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8905238609542">
                <text:p>27.8905238609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3956934480131">
                <text:p>31.3956934480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929626617908">
                <text:p>32.5929626617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7661633826528">
                <text:p>34.766163382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5960731610164">
                <text:p>35.5960731610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394538237608">
                <text:p>37.2394538237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870985784304">
                <text:p>37.87098578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213240529368">
                <text:p>39.121324052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6333846687911">
                <text:p>39.6333846687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6843744132118">
                <text:p>40.6843744132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1141527298866">
                <text:p>41.1141527298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9938331764994">
                <text:p>41.9938331764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3647314992392">
                <text:p>42.3647314992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444364584658">
                <text:p>21.2444364584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266390998865">
                <text:p>33.7266390998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2995974417218">
                <text:p>42.2995974417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4717965031653">
                <text:p>44.4717965031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769660902242">
                <text:p>47.9769660902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1742353040019">
                <text:p>49.174235304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3474360248639">
                <text:p>51.3474360248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1773458032275">
                <text:p>52.1773458032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8207264659719">
                <text:p>53.820726465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4522584265151">
                <text:p>54.452258426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7025966951479">
                <text:p>55.7025966951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2146573110022">
                <text:p>56.214657311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656470554229">
                <text:p>57.2656470554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6954253720977">
                <text:p>57.6954253720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5751058187105">
                <text:p>58.575105818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9460041414503">
                <text:p>58.9460041414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4338874468816">
                <text:p>30.4338874468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160900883024">
                <text:p>42.9160900883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4890484301376">
                <text:p>51.4890484301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6612474915811">
                <text:p>53.6612474915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16641707864">
                <text:p>57.16641707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636862924177">
                <text:p>58.3636862924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5368870132797">
                <text:p>60.5368870132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3667967916433">
                <text:p>61.3667967916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101774543877">
                <text:p>63.010177454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641709414931">
                <text:p>63.641709414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8920476835638">
                <text:p>64.8920476835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404108299418">
                <text:p>65.40410829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4550980438387">
                <text:p>66.4550980438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8848763605135">
                <text:p>66.8848763605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.7645568071263">
                <text:p>67.7645568071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1354551298661">
                <text:p>68.1354551298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6839694140207">
                <text:p>32.6839694140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1661720554414">
                <text:p>45.16617205544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7391303972767">
                <text:p>53.7391303972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9113294587202">
                <text:p>55.9113294587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416499045779">
                <text:p>59.41649904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6137682595568">
                <text:p>60.6137682595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869689804188">
                <text:p>62.786968980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6168787587824">
                <text:p>63.6168787587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2602594215267">
                <text:p>65.2602594215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89179138207">
                <text:p>65.89179138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1421296507028">
                <text:p>67.1421296507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6541902665571">
                <text:p>67.6541902665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7051800109778">
                <text:p>68.7051800109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1349583276525">
                <text:p>69.1349583276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0146387742654">
                <text:p>70.0146387742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3855370970051">
                <text:p>70.3855370970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792811632206">
                <text:p>36.279281163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7614838046414">
                <text:p>48.7614838046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3344421464766">
                <text:p>57.3344421464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5066412079201">
                <text:p>59.5066412079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011810794979">
                <text:p>63.011810794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2090800087567">
                <text:p>64.2090800087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.3822807296188">
                <text:p>66.3822807296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2121905079824">
                <text:p>67.212190507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8555711707267">
                <text:p>68.85557117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48710313127">
                <text:p>69.48710313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7374413999028">
                <text:p>70.7374413999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2495020157571">
                <text:p>71.2495020157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.3004917601778">
                <text:p>72.3004917601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7302700768525">
                <text:p>72.7302700768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6099505234654">
                <text:p>73.6099505234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9808488462051">
                <text:p>73.9808488462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4997466926942">
                <text:p>37.4997466926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.9819493341149">
                <text:p>49.981949334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5549076759502">
                <text:p>58.5549076759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7271067373937">
                <text:p>60.7271067373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.2322763244525">
                <text:p>64.2322763244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.4295455382302">
                <text:p>65.429545538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6027462590923">
                <text:p>67.6027462590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4326560374559">
                <text:p>68.4326560374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0760367002002">
                <text:p>70.0760367002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7075686607435">
                <text:p>70.7075686607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9579069293763">
                <text:p>71.9579069293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4699675452306">
                <text:p>72.4699675452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5209572896513">
                <text:p>73.5209572896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950735606326">
                <text:p>73.950735606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8304160529389">
                <text:p>74.8304160529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2013143756786">
                <text:p>75.2013143756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7075738646547">
                <text:p>39.7075738646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1897765060754">
                <text:p>52.1897765060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.7627348479107">
                <text:p>60.7627348479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.9349339093542">
                <text:p>62.9349339093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440103496413">
                <text:p>66.440103496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6373727101908">
                <text:p>67.6373727101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.8105734310528">
                <text:p>69.8105734310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.6404832094164">
                <text:p>70.6404832094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.2838638721608">
                <text:p>72.2838638721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.915395832704">
                <text:p>72.91539583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1657341013368">
                <text:p>74.1657341013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6777947171911">
                <text:p>74.6777947171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.7287844616118">
                <text:p>75.7287844616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.1585627782866">
                <text:p>76.1585627782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0382432248994">
                <text:p>77.0382432248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4091415476392">
                <text:p>77.4091415476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548553757328">
                <text:p>40.548553757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0307563987488">
                <text:p>53.0307563987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603714740584">
                <text:p>61.603714740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.7759138020275">
                <text:p>63.775913802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.2810833890864">
                <text:p>67.2810833890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4783526028641">
                <text:p>68.4783526028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.6515533237261">
                <text:p>70.65155332372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.4814631020897">
                <text:p>71.4814631020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.1248437648341">
                <text:p>73.1248437648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7563757253774">
                <text:p>73.7563757253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0067139940102">
                <text:p>75.0067139940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.5187746098644">
                <text:p>75.5187746098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5697643542851">
                <text:p>76.5697643542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9995426709599">
                <text:p>76.99954267095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8792231175727">
                <text:p>77.8792231175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.2501214403125">
                <text:p>78.25012144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210934599904">
                <text:p>42.210934599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6931372413247">
                <text:p>54.6931372413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26609558316">
                <text:p>63.26609558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4382946446035">
                <text:p>65.4382946446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9434642316624">
                <text:p>68.9434642316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.1407334454401">
                <text:p>70.14073344544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.3139341663021">
                <text:p>72.3139341663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1438439446657">
                <text:p>73.1438439446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.7872246074101">
                <text:p>74.7872246074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4187565679534">
                <text:p>75.4187565679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.6690948365862">
                <text:p>76.6690948365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1811554524404">
                <text:p>77.1811554524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.2321451968611">
                <text:p>78.2321451968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6619235135359">
                <text:p>78.6619235135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5416039601487">
                <text:p>79.5416039601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9125022828885">
                <text:p>79.9125022828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8488544222724">
                <text:p>42.8488544222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3310570636931">
                <text:p>55.33105706369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9040154055284">
                <text:p>63.9040154055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0762144669719">
                <text:p>66.07621446697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.5813840540307">
                <text:p>69.5813840540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.7786532678085">
                <text:p>70.77865326780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9518539886705">
                <text:p>72.95185398867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.7817637670341">
                <text:p>73.7817637670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4251444297784">
                <text:p>75.4251444297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0566763903217">
                <text:p>76.0566763903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3070146589545">
                <text:p>77.3070146589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8190752748088">
                <text:p>77.8190752748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8700650192295">
                <text:p>78.8700650192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2998433359042">
                <text:p>79.29984333590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.1795237825171">
                <text:p>80.1795237825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5504221052568">
                <text:p>80.5504221052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1105369692419">
                <text:p>44.1105369692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.5927396106626">
                <text:p>56.5927396106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.1656979524979">
                <text:p>65.1656979524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.3378970139414">
                <text:p>67.3378970139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8430666010003">
                <text:p>70.8430666010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.040335814778">
                <text:p>72.040335814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.21353653564">
                <text:p>74.21353653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0434463140036">
                <text:p>75.0434463140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686826976748">
                <text:p>76.686826976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3183589372912">
                <text:p>77.3183589372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.5686972059241">
                <text:p>78.5686972059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0807578217783">
                <text:p>79.0807578217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.131747566199">
                <text:p>80.1317475661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.5615258828738">
                <text:p>80.56152588287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.4412063294866">
                <text:p>81.4412063294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.8121046522264">
                <text:p>81.8121046522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6267885148318">
                <text:p>44.626788514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1089911562525">
                <text:p>57.1089911562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6819494980878">
                <text:p>65.6819494980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.8541485595313">
                <text:p>67.8541485595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3593181465902">
                <text:p>71.3593181465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.5565873603679">
                <text:p>72.5565873603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7297880812299">
                <text:p>74.7297880812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5596978595935">
                <text:p>75.5596978595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2030785223379">
                <text:p>77.20307852233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.8346104828812">
                <text:p>77.83461048288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84948751514">
                <text:p>79.084948751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5970093673682">
                <text:p>79.5970093673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.6479991117889">
                <text:p>80.6479991117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.0777774284637">
                <text:p>81.0777774284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.9574578750765">
                <text:p>81.9574578750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.3283561978163">
                <text:p>82.32835619781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6856380676739">
                <text:p>45.68563806767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.1678407090947">
                <text:p>58.1678407090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7407990509299">
                <text:p>66.7407990509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.9129981123734">
                <text:p>68.9129981123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.4181676994323">
                <text:p>72.4181676994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6154369132101">
                <text:p>73.6154369132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.7886376340721">
                <text:p>75.7886376340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.6185474124357">
                <text:p>76.6185474124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.26192807518">
                <text:p>78.26192807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.8934600357233">
                <text:p>78.8934600357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1437983043561">
                <text:p>80.143798304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6558589202104">
                <text:p>80.6558589202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.7068486646311">
                <text:p>81.70684866463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.1366269813058">
                <text:p>82.1366269813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3.0163074279187">
                <text:p>83.0163074279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.3872057506584">
                <text:p>83.3872057506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1183645236036">
                <text:p>46.1183645236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6005671650244">
                <text:p>58.6005671650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1735255068596">
                <text:p>67.1735255068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.3457245683031">
                <text:p>69.3457245683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850894155362">
                <text:p>72.8508941553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.0481633691397">
                <text:p>74.0481633691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2213640900017">
                <text:p>76.22136409000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0512738683654">
                <text:p>77.05127386836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.6946545311097">
                <text:p>78.6946545311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326186491653">
                <text:p>79.3261864916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.5765247602858">
                <text:p>80.5765247602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.0885853761401">
                <text:p>81.08858537614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.1395751205608">
                <text:p>82.1395751205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.5693534372355">
                <text:p>82.56935343723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.4490338838483">
                <text:p>83.4490338838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.8199322065881">
                <text:p>83.81993220658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0036402223479">
                <text:p>47.00364022234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4858428637686">
                <text:p>59.48584286376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0588012056039">
                <text:p>68.0588012056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2310002670474">
                <text:p>70.2310002670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7361698541062">
                <text:p>73.7361698541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933439067884">
                <text:p>74.933439067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.106639788746">
                <text:p>77.106639788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9365495671096">
                <text:p>77.93654956710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.5799302298539">
                <text:p>79.57993022985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.2114621903972">
                <text:p>80.21146219039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.46180045903">
                <text:p>81.46180045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.9738610748843">
                <text:p>81.9738610748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.024850819305">
                <text:p>83.024850819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.4546291359797">
                <text:p>83.45462913597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.3343095825926">
                <text:p>84.334309582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7052079053323">
                <text:p>84.70520790533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3767320459738">
                <text:p>47.3767320459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8589346873945">
                <text:p>59.8589346873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4318930292298">
                <text:p>68.4318930292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6040920906733">
                <text:p>70.6040920906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1092616777322">
                <text:p>74.1092616777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3065308915099">
                <text:p>75.30653089150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.4797316123719">
                <text:p>77.4797316123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.3096413907355">
                <text:p>78.3096413907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9530220534799">
                <text:p>79.95302205347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5845540140231">
                <text:p>80.5845540140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.834892282656">
                <text:p>81.8348922826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3469528985102">
                <text:p>82.3469528985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.3979426429309">
                <text:p>83.39794264293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.8277209596057">
                <text:p>83.82772095960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.7074014062185">
                <text:p>84.7074014062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.0782997289583">
                <text:p>85.0782997289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